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line-height="100%"/>
    </style:style>
    <style:style style:name="P2" style:family="paragraph" style:parent-style-name="Preformatted_20_Text">
      <style:paragraph-properties fo:margin-top="0cm" fo:margin-bottom="0.499cm" style:contextual-spacing="false" fo:line-height="100%"/>
    </style:style>
    <style:style style:name="P3" style:family="paragraph" style:parent-style-name="Preformatted_20_Text" style:list-style-name="L38">
      <style:paragraph-properties fo:line-height="100%"/>
    </style:style>
    <style:style style:name="P4" style:family="paragraph" style:parent-style-name="Preformatted_20_Text" style:list-style-name="L38">
      <style:paragraph-properties fo:margin-top="0cm" fo:margin-bottom="0.499cm" style:contextual-spacing="false" fo:line-height="100%"/>
    </style:style>
    <style:style style:name="P5" style:family="paragraph" style:parent-style-name="Standard">
      <style:paragraph-properties fo:line-height="100%"/>
      <style:text-properties fo:font-size="10pt" style:font-size-asian="10pt" style:font-size-complex="10pt"/>
    </style:style>
    <style:style style:name="P6" style:family="paragraph" style:parent-style-name="Standard">
      <style:paragraph-properties fo:line-height="100%"/>
      <style:text-properties style:font-name="Liberation Serif" fo:font-size="11pt" style:font-size-asian="11pt" style:font-size-complex="11pt"/>
    </style:style>
    <style:style style:name="P7" style:family="paragraph" style:parent-style-name="Standard" style:list-style-name="L4">
      <style:paragraph-properties fo:line-height="100%"/>
      <style:text-properties style:font-name="Liberation Serif" fo:font-size="18pt" fo:font-style="italic" style:text-underline-style="solid" style:text-underline-width="auto" style:text-underline-color="font-color" fo:font-weight="bold" officeooo:rsid="0012a252" officeooo:paragraph-rsid="0012a252" style:font-size-asian="18pt" style:font-style-asian="italic" style:font-weight-asian="bold" style:font-size-complex="18pt" style:font-style-complex="italic" style:font-weight-complex="bold"/>
    </style:style>
    <style:style style:name="P8" style:family="paragraph" style:parent-style-name="Standard" style:list-style-name="L9">
      <style:paragraph-properties fo:line-height="100%"/>
      <style:text-properties officeooo:paragraph-rsid="00158cb9"/>
    </style:style>
    <style:style style:name="P9" style:family="paragraph" style:parent-style-name="Standard" style:list-style-name="L9">
      <style:paragraph-properties fo:line-height="100%"/>
      <style:text-properties officeooo:paragraph-rsid="0016a8e7"/>
    </style:style>
    <style:style style:name="P10" style:family="paragraph" style:parent-style-name="Standard" style:list-style-name="L9">
      <style:paragraph-properties fo:line-height="100%"/>
      <style:text-properties officeooo:paragraph-rsid="0017bd9d"/>
    </style:style>
    <style:style style:name="P11" style:family="paragraph" style:parent-style-name="Standard" style:list-style-name="L9">
      <style:paragraph-properties fo:line-height="100%"/>
      <style:text-properties officeooo:paragraph-rsid="0018bef0"/>
    </style:style>
    <style:style style:name="P12" style:family="paragraph" style:parent-style-name="Standard" style:list-style-name="L9">
      <style:paragraph-properties fo:line-height="100%"/>
      <style:text-properties officeooo:paragraph-rsid="001a61c3"/>
    </style:style>
    <style:style style:name="P13" style:family="paragraph" style:parent-style-name="Text_20_body">
      <style:paragraph-properties fo:line-height="100%"/>
      <style:text-properties fo:font-size="10pt" style:font-size-asian="10pt" style:font-size-complex="10pt"/>
    </style:style>
    <style:style style:name="P14" style:family="paragraph" style:parent-style-name="Text_20_body" style:list-style-name="L1">
      <style:paragraph-properties fo:margin-top="0cm" fo:margin-bottom="0cm" style:contextual-spacing="false" fo:line-height="100%"/>
      <style:text-properties fo:font-size="10pt" style:font-size-asian="10pt" style:font-size-complex="10pt"/>
    </style:style>
    <style:style style:name="P15" style:family="paragraph" style:parent-style-name="Text_20_body" style:list-style-name="L1">
      <style:paragraph-properties fo:line-height="100%"/>
      <style:text-properties fo:font-size="10pt" style:font-size-asian="10pt" style:font-size-complex="10pt"/>
    </style:style>
    <style:style style:name="P16" style:family="paragraph" style:parent-style-name="Text_20_body" style:list-style-name="L2">
      <style:paragraph-properties fo:margin-top="0cm" fo:margin-bottom="0cm" style:contextual-spacing="false" fo:line-height="100%"/>
      <style:text-properties fo:font-size="10pt" style:font-size-asian="10pt" style:font-size-complex="10pt"/>
    </style:style>
    <style:style style:name="P17" style:family="paragraph" style:parent-style-name="Text_20_body" style:list-style-name="L2">
      <style:paragraph-properties fo:line-height="100%"/>
      <style:text-properties fo:font-size="10pt" style:font-size-asian="10pt" style:font-size-complex="10pt"/>
    </style:style>
    <style:style style:name="P18" style:family="paragraph" style:parent-style-name="Text_20_body" style:list-style-name="L4">
      <style:paragraph-properties fo:line-height="100%"/>
      <style:text-properties style:font-name="Liberation Serif" fo:font-size="11pt" officeooo:rsid="0012a252" officeooo:paragraph-rsid="0012a252" style:font-size-asian="11pt" style:font-size-complex="11pt"/>
    </style:style>
    <style:style style:name="P19" style:family="paragraph" style:parent-style-name="Text_20_body" style:list-style-name="L9">
      <style:paragraph-properties fo:line-height="100%"/>
      <style:text-properties style:font-name="Liberation Serif" fo:font-size="11pt" officeooo:rsid="0012a252" officeooo:paragraph-rsid="0012a252" style:font-size-asian="11pt" style:font-size-complex="11pt"/>
    </style:style>
    <style:style style:name="P20" style:family="paragraph" style:parent-style-name="Text_20_body">
      <style:paragraph-properties fo:line-height="100%"/>
      <style:text-properties style:font-name="Liberation Serif" fo:font-size="11pt" style:font-size-asian="11pt" style:font-size-complex="11pt"/>
    </style:style>
    <style:style style:name="P21" style:family="paragraph" style:parent-style-name="Text_20_body" style:list-style-name="L3">
      <style:paragraph-properties fo:line-height="100%"/>
      <style:text-properties style:font-name="Liberation Serif" fo:font-size="11pt" style:font-size-asian="11pt" style:font-size-complex="11pt"/>
    </style:style>
    <style:style style:name="P22" style:family="paragraph" style:parent-style-name="Text_20_body" style:list-style-name="L37">
      <style:paragraph-properties fo:line-height="100%"/>
      <style:text-properties style:font-name="Liberation Serif" fo:font-size="11pt" style:font-size-asian="11pt" style:font-size-complex="11pt"/>
    </style:style>
    <style:style style:name="P23" style:family="paragraph" style:parent-style-name="Text_20_body" style:list-style-name="L5">
      <style:paragraph-properties fo:margin-top="0cm" fo:margin-bottom="0.046cm" style:contextual-spacing="false" fo:line-height="100%"/>
    </style:style>
    <style:style style:name="P24" style:family="paragraph" style:parent-style-name="Text_20_body">
      <style:paragraph-properties fo:line-height="100%"/>
    </style:style>
    <style:style style:name="P25" style:family="paragraph" style:parent-style-name="Text_20_body">
      <style:paragraph-properties fo:margin-top="0cm" fo:margin-bottom="0.046cm" style:contextual-spacing="false" fo:line-height="100%"/>
      <style:text-properties officeooo:paragraph-rsid="0013b500"/>
    </style:style>
    <style:style style:name="P26" style:family="paragraph" style:parent-style-name="Text_20_body" style:list-style-name="L6">
      <style:paragraph-properties fo:margin-top="0cm" fo:margin-bottom="0.046cm" style:contextual-spacing="false" fo:line-height="100%"/>
    </style:style>
    <style:style style:name="P27" style:family="paragraph" style:parent-style-name="Text_20_body" style:list-style-name="L7">
      <style:paragraph-properties fo:margin-top="0cm" fo:margin-bottom="0.046cm" style:contextual-spacing="false" fo:line-height="100%"/>
    </style:style>
    <style:style style:name="P28" style:family="paragraph" style:parent-style-name="Text_20_body" style:list-style-name="L8">
      <style:paragraph-properties fo:margin-top="0cm" fo:margin-bottom="0.046cm" style:contextual-spacing="false" fo:line-height="100%"/>
    </style:style>
    <style:style style:name="P29" style:family="paragraph" style:parent-style-name="Text_20_body" style:list-style-name="L10">
      <style:paragraph-properties fo:line-height="100%"/>
    </style:style>
    <style:style style:name="P30" style:family="paragraph" style:parent-style-name="Text_20_body" style:list-style-name="L11">
      <style:paragraph-properties fo:line-height="100%"/>
    </style:style>
    <style:style style:name="P31" style:family="paragraph" style:parent-style-name="Text_20_body" style:list-style-name="L12">
      <style:paragraph-properties fo:line-height="100%"/>
    </style:style>
    <style:style style:name="P32" style:family="paragraph" style:parent-style-name="Text_20_body" style:list-style-name="L13">
      <style:paragraph-properties fo:margin-top="0cm" fo:margin-bottom="0cm" style:contextual-spacing="false" fo:line-height="100%"/>
    </style:style>
    <style:style style:name="P33" style:family="paragraph" style:parent-style-name="Text_20_body" style:list-style-name="L13">
      <style:paragraph-properties fo:line-height="100%"/>
    </style:style>
    <style:style style:name="P34" style:family="paragraph" style:parent-style-name="Text_20_body" style:list-style-name="L14">
      <style:paragraph-properties fo:line-height="100%"/>
    </style:style>
    <style:style style:name="P35" style:family="paragraph" style:parent-style-name="Text_20_body" style:list-style-name="L15">
      <style:paragraph-properties fo:line-height="100%"/>
    </style:style>
    <style:style style:name="P36" style:family="paragraph" style:parent-style-name="Text_20_body" style:list-style-name="L16">
      <style:paragraph-properties fo:margin-top="0cm" fo:margin-bottom="0cm" style:contextual-spacing="false" fo:line-height="100%"/>
    </style:style>
    <style:style style:name="P37" style:family="paragraph" style:parent-style-name="Text_20_body" style:list-style-name="L16">
      <style:paragraph-properties fo:line-height="100%"/>
    </style:style>
    <style:style style:name="P38" style:family="paragraph" style:parent-style-name="Text_20_body" style:list-style-name="L17">
      <style:paragraph-properties fo:line-height="100%"/>
    </style:style>
    <style:style style:name="P39" style:family="paragraph" style:parent-style-name="Text_20_body" style:list-style-name="L18">
      <style:paragraph-properties fo:line-height="100%"/>
    </style:style>
    <style:style style:name="P40" style:family="paragraph" style:parent-style-name="Text_20_body" style:list-style-name="L19">
      <style:paragraph-properties fo:line-height="100%"/>
    </style:style>
    <style:style style:name="P41" style:family="paragraph" style:parent-style-name="Text_20_body" style:list-style-name="L20">
      <style:paragraph-properties fo:margin-top="0cm" fo:margin-bottom="0cm" style:contextual-spacing="false" fo:line-height="100%"/>
    </style:style>
    <style:style style:name="P42" style:family="paragraph" style:parent-style-name="Text_20_body" style:list-style-name="L20">
      <style:paragraph-properties fo:line-height="100%"/>
    </style:style>
    <style:style style:name="P43" style:family="paragraph" style:parent-style-name="Text_20_body" style:list-style-name="L21">
      <style:paragraph-properties fo:line-height="100%"/>
    </style:style>
    <style:style style:name="P44" style:family="paragraph" style:parent-style-name="Text_20_body" style:list-style-name="L22">
      <style:paragraph-properties fo:margin-top="0cm" fo:margin-bottom="0cm" style:contextual-spacing="false" fo:line-height="100%"/>
    </style:style>
    <style:style style:name="P45" style:family="paragraph" style:parent-style-name="Text_20_body" style:list-style-name="L22">
      <style:paragraph-properties fo:line-height="100%"/>
    </style:style>
    <style:style style:name="P46" style:family="paragraph" style:parent-style-name="Text_20_body" style:list-style-name="L23">
      <style:paragraph-properties fo:line-height="100%"/>
    </style:style>
    <style:style style:name="P47" style:family="paragraph" style:parent-style-name="Text_20_body" style:list-style-name="L24">
      <style:paragraph-properties fo:margin-top="0cm" fo:margin-bottom="0cm" style:contextual-spacing="false" fo:line-height="100%"/>
    </style:style>
    <style:style style:name="P48" style:family="paragraph" style:parent-style-name="Text_20_body" style:list-style-name="L24">
      <style:paragraph-properties fo:line-height="100%"/>
    </style:style>
    <style:style style:name="P49" style:family="paragraph" style:parent-style-name="Text_20_body" style:list-style-name="L25">
      <style:paragraph-properties fo:line-height="100%"/>
    </style:style>
    <style:style style:name="P50" style:family="paragraph" style:parent-style-name="Text_20_body" style:list-style-name="L26">
      <style:paragraph-properties fo:line-height="100%"/>
    </style:style>
    <style:style style:name="P51" style:family="paragraph" style:parent-style-name="Text_20_body" style:list-style-name="L27">
      <style:paragraph-properties fo:line-height="100%"/>
    </style:style>
    <style:style style:name="P52" style:family="paragraph" style:parent-style-name="Text_20_body" style:list-style-name="L28">
      <style:paragraph-properties fo:line-height="100%"/>
    </style:style>
    <style:style style:name="P53" style:family="paragraph" style:parent-style-name="Text_20_body" style:list-style-name="L29">
      <style:paragraph-properties fo:margin-top="0cm" fo:margin-bottom="0cm" style:contextual-spacing="false" fo:line-height="100%"/>
    </style:style>
    <style:style style:name="P54" style:family="paragraph" style:parent-style-name="Text_20_body" style:list-style-name="L29">
      <style:paragraph-properties fo:line-height="100%"/>
    </style:style>
    <style:style style:name="P55" style:family="paragraph" style:parent-style-name="Text_20_body" style:list-style-name="L30">
      <style:paragraph-properties fo:margin-top="0cm" fo:margin-bottom="0cm" style:contextual-spacing="false" fo:line-height="100%"/>
    </style:style>
    <style:style style:name="P56" style:family="paragraph" style:parent-style-name="Text_20_body" style:list-style-name="L30">
      <style:paragraph-properties fo:line-height="100%"/>
    </style:style>
    <style:style style:name="P57" style:family="paragraph" style:parent-style-name="Text_20_body" style:list-style-name="L31">
      <style:paragraph-properties fo:margin-top="0cm" fo:margin-bottom="0cm" style:contextual-spacing="false" fo:line-height="100%"/>
    </style:style>
    <style:style style:name="P58" style:family="paragraph" style:parent-style-name="Text_20_body" style:list-style-name="L31">
      <style:paragraph-properties fo:line-height="100%"/>
    </style:style>
    <style:style style:name="P59" style:family="paragraph" style:parent-style-name="Text_20_body" style:list-style-name="L32">
      <style:paragraph-properties fo:margin-top="0cm" fo:margin-bottom="0cm" style:contextual-spacing="false" fo:line-height="100%"/>
    </style:style>
    <style:style style:name="P60" style:family="paragraph" style:parent-style-name="Text_20_body" style:list-style-name="L32">
      <style:paragraph-properties fo:line-height="100%"/>
    </style:style>
    <style:style style:name="P61" style:family="paragraph" style:parent-style-name="Text_20_body" style:list-style-name="L33">
      <style:paragraph-properties fo:line-height="100%"/>
    </style:style>
    <style:style style:name="P62" style:family="paragraph" style:parent-style-name="Text_20_body" style:list-style-name="L34">
      <style:paragraph-properties fo:line-height="100%"/>
    </style:style>
    <style:style style:name="P63" style:family="paragraph" style:parent-style-name="Text_20_body" style:list-style-name="L35">
      <style:paragraph-properties fo:line-height="100%"/>
    </style:style>
    <style:style style:name="P64" style:family="paragraph" style:parent-style-name="Text_20_body" style:list-style-name="L36">
      <style:paragraph-properties fo:margin-top="0cm" fo:margin-bottom="0cm" style:contextual-spacing="false" fo:line-height="100%"/>
    </style:style>
    <style:style style:name="P65" style:family="paragraph" style:parent-style-name="Text_20_body" style:list-style-name="L36">
      <style:paragraph-properties fo:line-height="100%"/>
    </style:style>
    <style:style style:name="P66" style:family="paragraph" style:parent-style-name="Text_20_body" style:list-style-name="L37">
      <style:paragraph-properties fo:line-height="100%"/>
    </style:style>
    <style:style style:name="P67" style:family="paragraph" style:parent-style-name="Text_20_body" style:list-style-name="L39">
      <style:paragraph-properties fo:line-height="100%"/>
    </style:style>
    <style:style style:name="P68" style:family="paragraph" style:parent-style-name="Text_20_body">
      <style:paragraph-properties fo:margin-top="0cm" fo:margin-bottom="0.046cm" style:contextual-spacing="false" fo:line-height="100%"/>
    </style:style>
    <style:style style:name="P69" style:family="paragraph" style:parent-style-name="Text_20_body">
      <style:paragraph-properties fo:margin-top="0cm" fo:margin-bottom="0.046cm" style:contextual-spacing="false" fo:line-height="100%"/>
      <style:text-properties officeooo:paragraph-rsid="001bd00d"/>
    </style:style>
    <style:style style:name="P70" style:family="paragraph" style:parent-style-name="Text_20_body">
      <style:paragraph-properties fo:line-height="100%"/>
      <style:text-properties officeooo:paragraph-rsid="001bd00d"/>
    </style:style>
    <style:style style:name="P71" style:family="paragraph" style:parent-style-name="Text_20_body">
      <style:paragraph-properties fo:line-height="100%"/>
      <style:text-properties officeooo:rsid="001bd00d" officeooo:paragraph-rsid="001bd00d"/>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13b500" style:font-size-asian="11pt" style:font-size-complex="11pt"/>
    </style:style>
    <style:style style:name="T4" style:family="text">
      <style:text-properties style:font-name="Liberation Serif" fo:font-size="11pt" fo:font-weight="bold" officeooo:rsid="00158cb9" style:font-size-asian="11pt" style:font-weight-asian="bold" style:font-size-complex="11pt" style:font-weight-complex="bold"/>
    </style:style>
    <style:style style:name="T5" style:family="text">
      <style:text-properties style:font-name="Liberation Serif" fo:font-size="11pt" fo:font-weight="bold" officeooo:rsid="0016a8e7" style:font-size-asian="11pt" style:font-weight-asian="bold" style:font-size-complex="11pt" style:font-weight-complex="bold"/>
    </style:style>
    <style:style style:name="T6" style:family="text">
      <style:text-properties style:font-name="Liberation Serif" fo:font-size="11pt" fo:font-weight="bold" officeooo:rsid="0017bd9d" style:font-size-asian="11pt" style:font-weight-asian="bold" style:font-size-complex="11pt" style:font-weight-complex="bold"/>
    </style:style>
    <style:style style:name="T7" style:family="text">
      <style:text-properties style:font-name="Liberation Serif" fo:font-size="11pt" fo:font-weight="bold" officeooo:rsid="0018bef0" style:font-size-asian="11pt" style:font-weight-asian="bold" style:font-size-complex="11pt" style:font-weight-complex="bold"/>
    </style:style>
    <style:style style:name="T8" style:family="text">
      <style:text-properties style:font-name="Liberation Serif" fo:font-size="11pt" fo:font-weight="bold" officeooo:rsid="001a61c3" style:font-size-asian="11pt" style:font-weight-asian="bold" style:font-size-complex="11pt" style:font-weight-complex="bold"/>
    </style:style>
    <style:style style:name="T9" style:family="text">
      <style:text-properties officeooo:rsid="00158cb9"/>
    </style:style>
    <style:style style:name="T10" style:family="text">
      <style:text-properties fo:font-weight="bold" officeooo:rsid="00158cb9"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6">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7">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8">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1">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2">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3">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4">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5">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6">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7">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8">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9">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0">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1">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2">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3">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4">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5">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6">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7">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8">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9">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0">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1">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2">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3">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4">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5">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6">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7">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8">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9">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ata Structures:</text:p>
      <text:list xml:id="list4047886574" text:style-name="L1">
        <text:list-item>
          <text:p text:style-name="P14">Arrays</text:p>
        </text:list-item>
        <text:list-item>
          <text:p text:style-name="P14">Linked Lists (Singly, Doubly, Circular)</text:p>
        </text:list-item>
        <text:list-item>
          <text:p text:style-name="P14">Stacks and Queues</text:p>
        </text:list-item>
        <text:list-item>
          <text:p text:style-name="P14">Hash Tables</text:p>
        </text:list-item>
        <text:list-item>
          <text:p text:style-name="P14">Trees (Binary Trees, Binary Search Trees, AVL Trees, Red-Black Trees)</text:p>
        </text:list-item>
        <text:list-item>
          <text:p text:style-name="P14">Heaps (Binary Heaps, Priority Queues)</text:p>
        </text:list-item>
        <text:list-item>
          <text:p text:style-name="P14">Graphs (Directed and Undirected)</text:p>
        </text:list-item>
        <text:list-item>
          <text:p text:style-name="P14">Tries (Prefix Trees)</text:p>
        </text:list-item>
        <text:list-item>
          <text:p text:style-name="P15">Disjoint Sets (Union-Find)</text:p>
        </text:list-item>
      </text:list>
      <text:p text:style-name="P13">Algorithms:</text:p>
      <text:list xml:id="list1810802110" text:style-name="L2">
        <text:list-item>
          <text:p text:style-name="P16">Sorting Algorithms (Bubble Sort, Selection Sort, Insertion Sort, Merge Sort, Quick Sort, Heap Sort)</text:p>
        </text:list-item>
        <text:list-item>
          <text:p text:style-name="P16">Searching Algorithms (Linear Search, Binary Search)</text:p>
        </text:list-item>
        <text:list-item>
          <text:p text:style-name="P16">Graph Algorithms (Breadth-First Search, Depth-First Search, Dijkstra's Algorithm, Bellman-Ford Algorithm, Kruskal's Algorithm, Prim's Algorithm)</text:p>
        </text:list-item>
        <text:list-item>
          <text:p text:style-name="P16">Dynamic Programming (Fibonacci Series, Longest Common Subsequence, Knapsack Problem)</text:p>
        </text:list-item>
        <text:list-item>
          <text:p text:style-name="P16">Greedy Algorithms (Coin Change, Fractional Knapsack, Prim's Algorithm)</text:p>
        </text:list-item>
        <text:list-item>
          <text:p text:style-name="P16">Divide and Conquer (Binary Search, Merge Sort, Quick Sort)</text:p>
        </text:list-item>
        <text:list-item>
          <text:p text:style-name="P16">String Matching Algorithms (Naive Pattern Searching, Knuth-Morris-Pratt Algorithm, Rabin-Karp Algorithm)</text:p>
        </text:list-item>
        <text:list-item>
          <text:p text:style-name="P16">Backtracking (N-Queens Problem, Sudoku Solver)</text:p>
        </text:list-item>
        <text:list-item>
          <text:p text:style-name="P16">Bit Manipulation (Bitwise Operators, Bitwise XOR, Bitwise Shifts)</text:p>
        </text:list-item>
        <text:list-item>
          <text:p text:style-name="P17">Advanced Data Structure Operations (Heapify, Binary Search in a Sorted and Rotated Array)</text:p>
        </text:list-item>
      </text:list>
      <text:p text:style-name="P13">Additionally, understanding algorithmic analysis and complexity is crucial. You should be familiar with Big O notation and be able to analyze the time and space complexity of algorithm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oft-page-break/>Big O notation is a mathematical notation used to describe the upper bound or worst-case scenario of the time or space complexity of an algorithm. It provides a way to express how the performance of an algorithm scales with respect to the input size. In Big O notation, an algorithm's time complexity is denoted as O(f(n)), where "n" represents the input size and "f(n)" represents the growth rate of the algorithm's running time. The notation "O" stands for "order of," indicating that it describes the order of magnitude of the algorithm's complexity.</text:p>
      <text:p text:style-name="P20">Here are some common Big O notations and their meanings:</text:p>
      <text:list xml:id="list1678413371" text:style-name="L3">
        <text:list-item>
          <text:p text:style-name="P21">O(1) - Constant Time: The algorithm's running time is constant, regardless of the input size. It means the algorithm executes in a fixed amount of time, making it highly efficient. Examples include accessing an element in an array or performing a simple arithmetic operation.</text:p>
        </text:list-item>
        <text:list-item>
          <text:p text:style-name="P21">O(log n) - Logarithmic Time: The algorithm's running time increases logarithmically with the input size. It indicates that the algorithm's efficiency improves as the input size grows. Common examples include binary search or operations on balanced binary trees.</text:p>
        </text:list-item>
        <text:list-item>
          <text:p text:style-name="P21">O(n) - Linear Time: The algorithm's running time grows linearly with the input size. It means the execution time increases proportionally with the input. Examples include iterating through an array or performing a linear search.</text:p>
        </text:list-item>
        <text:list-item>
          <text:p text:style-name="P21">O(n^2) - Quadratic Time: The algorithm's running time grows quadratically with the input size. It indicates that the execution time increases with the square of the input size. Common examples include nested loops or algorithms that involve comparing all pairs of elements.</text:p>
        </text:list-item>
        <text:list-item>
          <text:p text:style-name="P21">O(2^n) - Exponential Time: The algorithm's running time grows exponentially with the input size. It means the execution time doubles with each increment in the input. Exponential time algorithms are highly inefficient and can become impractical for even moderately large inputs. Examples include algorithms based on exhaustive search.</text:p>
        </text:list-item>
      </text:list>
      <text:p text:style-name="P20">Big O notation also allows for other complexities, such as O(n log n), O(n^3), or O(2^n), to describe different rates of growth. When analyzing space complexity, Big O notation follows a similar pattern. It describes how the space requirements of an algorithm grow as the input size increases. For example, an algorithm with O(1) space complexity uses a constant amount of memory, while an algorithm with O(n) space complexity requires memory proportional to the input siz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014950914" text:style-name="L4">
        <text:list-item>
          <text:p text:style-name="P7"><text:soft-page-break/>DataStructures:</text:p>
          <text:p text:style-name="P18"><text:span text:style-name="Strong_20_Emphasis"/></text:p>
        </text:list-item>
        <text:list-item>
          <text:p text:style-name="P18"><text:span text:style-name="Strong_20_Emphasis">Arrays:</text:span> An array is a linear data structure that stores a fixed-size sequence of elements of the same type in contiguous memory locations. The elements in an array are accessed using their index or position.</text:p>
        </text:list-item>
      </text:list>
      <text:p text:style-name="P24"><text:span text:style-name="Strong_20_Emphasis"><text:span text:style-name="T2"><text:tab/>Properties of Arrays:</text:span></text:span></text:p>
      <text:list xml:id="list3102781201" text:style-name="L5">
        <text:list-item>
          <text:p text:style-name="P23"><text:span text:style-name="Strong_20_Emphasis"><text:span text:style-name="T2">Fixed Size:</text:span></text:span><text:span text:style-name="T2"> Arrays have a fixed size determined at the time of declaration. Once created, the size of an array generally cannot be changed.</text:span></text:p>
        </text:list-item>
        <text:list-item>
          <text:p text:style-name="P23"><text:span text:style-name="Strong_20_Emphasis"><text:span text:style-name="T2">Homogeneous Elements:</text:span></text:span><text:span text:style-name="T2"> Arrays store elements of the same data type. For example, an integer array can only store integers, a character array can only store characters, and so on.</text:span></text:p>
        </text:list-item>
        <text:list-item>
          <text:p text:style-name="P23"><text:span text:style-name="Strong_20_Emphasis"><text:span text:style-name="T2">Contiguous Memory Allocation:</text:span></text:span><text:span text:style-name="T2"> Array elements are stored in adjacent memory locations. This allows for efficient access to elements using their index.</text:span></text:p>
          <text:p text:style-name="P23"><text:span text:style-name="T2"/></text:p>
        </text:list-item>
      </text:list>
      <text:p text:style-name="P25"><text:span text:style-name="Strong_20_Emphasis"><text:span text:style-name="T2"><text:tab/>Declaration and Initialization:</text:span></text:span><text:span text:style-name="T2"> </text:span></text:p>
      <text:p text:style-name="P25"><text:span text:style-name="Source_20_Text"><text:span text:style-name="T2"><text:tab/>//</text:span></text:span><text:span text:style-name="Source_20_Text"><text:span text:style-name="T3">Declaring an array</text:span></text:span></text:p>
      <text:p text:style-name="P69"><text:span text:style-name="Source_20_Text"><text:span text:style-name="T2"><text:tab/>int myArray[5] = {1, 2, 3, 4, 5};</text:span></text:span></text:p>
      <text:p text:style-name="P69"><text:span text:style-name="Source_20_Text"><text:span text:style-name="T2"><text:tab/></text:span></text:span></text:p>
      <text:p text:style-name="P69"><text:span text:style-name="Source_20_Text"><text:span text:style-name="T2"><text:tab/></text:span></text:span><text:span text:style-name="Strong_20_Emphasis"><text:span text:style-name="T2">Accessing Elements:</text:span></text:span><text:span text:style-name="T2"> Array elements are accessed using their index, which represents their position <text:tab/>in the array. The index starts from 0 and goes up to the size of the array minus one. </text:span></text:p>
      <text:p text:style-name="P1"><text:span text:style-name="Source_20_Text"><text:span text:style-name="T2"><text:tab/>// Accessing elements</text:span></text:span></text:p>
      <text:p text:style-name="P1"><text:span text:style-name="Source_20_Text"><text:span text:style-name="T2"><text:tab/>int firstElement = myArray[0]; <text:s text:c="2"/>// Value: 1</text:span></text:span></text:p>
      <text:p text:style-name="P2"><text:span text:style-name="Source_20_Text"><text:span text:style-name="T2"><text:tab/>int thirdElement = myArray[2]; <text:s text:c="2"/>// Value: 3</text:span></text:span></text:p>
      <text:p text:style-name="P70"><text:span text:style-name="Strong_20_Emphasis"><text:span text:style-name="T2"><text:tab/>Modification of Elements:</text:span></text:span><text:span text:style-name="T2"> Array elements can be modified by assigning new values to specific <text:tab/>indices. </text:span></text:p>
      <text:p text:style-name="P70"><text:span text:style-name="Source_20_Text"><text:span text:style-name="T2"><text:tab/>// Modifying an element</text:span></text:span></text:p>
      <text:p text:style-name="P2"><text:span text:style-name="Source_20_Text"><text:span text:style-name="T2"><text:tab/>myArray[1] = 10; <text:s text:c="2"/>// Change the value of the second element to 10</text:span></text:span></text:p>
      <text:p text:style-name="P68"><text:span text:style-name="Strong_20_Emphasis"><text:span text:style-name="T2"><text:tab/>Advantages of Arrays:</text:span></text:span></text:p>
      <text:list xml:id="list1770794912" text:style-name="L6">
        <text:list-item>
          <text:p text:style-name="P26"><text:span text:style-name="Strong_20_Emphasis"><text:span text:style-name="T2">Efficient Access:</text:span></text:span><text:span text:style-name="T2"> Arrays provide constant-time access to elements. Since elements are stored in contiguous memory locations, accessing an element by its index can be done in O(1) time.</text:span></text:p>
        </text:list-item>
        <text:list-item>
          <text:p text:style-name="P26"><text:span text:style-name="Strong_20_Emphasis"><text:span text:style-name="T2">Memory Efficiency:</text:span></text:span><text:span text:style-name="T2"> Arrays are memory-efficient due to their contiguous memory allocation. They do not require additional memory to store pointers or references to elements.</text:span></text:p>
          <text:p text:style-name="P26"><text:span text:style-name="T2"/></text:p>
        </text:list-item>
      </text:list>
      <text:p text:style-name="P68"><text:span text:style-name="Strong_20_Emphasis"><text:span text:style-name="T2"><text:tab/>Limitations of Arrays:</text:span></text:span></text:p>
      <text:list xml:id="list1836110127" text:style-name="L7">
        <text:list-item>
          <text:p text:style-name="P27"><text:span text:style-name="Strong_20_Emphasis"><text:span text:style-name="T2">Fixed Size:</text:span></text:span><text:span text:style-name="T2"> The size of an array is fixed at the time of declaration, making it challenging to accommodate a varying number of elements.</text:span></text:p>
        </text:list-item>
        <text:list-item>
          <text:p text:style-name="P27"><text:span text:style-name="Strong_20_Emphasis"><text:span text:style-name="T2">Insertion and Deletion:</text:span></text:span><text:span text:style-name="T2"> Inserting or deleting elements in an array requires shifting elements, resulting in inefficient operations. The time complexity for these operations is O(n), where n is the size of the array.</text:span></text:p>
          <text:p text:style-name="P27"><text:span text:style-name="T2"/></text:p>
        </text:list-item>
      </text:list>
      <text:p text:style-name="P68"><text:span text:style-name="Strong_20_Emphasis"><text:span text:style-name="T2"><text:tab/>Use Cases:</text:span></text:span><text:span text:style-name="T2"> Arrays are widely used in various applications, including:</text:span></text:p>
      <text:list xml:id="list4068723208" text:style-name="L8">
        <text:list-item>
          <text:p text:style-name="P28"><text:span text:style-name="Strong_20_Emphasis"><text:span text:style-name="T2">Storage and Access:</text:span></text:span><text:span text:style-name="T2"> Arrays provide a simple and efficient way to store and access collections of elements, such as lists of numbers or characters.</text:span></text:p>
        </text:list-item>
        <text:list-item>
          <text:p text:style-name="P28"><text:span text:style-name="Strong_20_Emphasis"><text:span text:style-name="T2">Sorting and Searching Algorithms:</text:span></text:span><text:span text:style-name="T2"> Many sorting and searching algorithms, like binary search, rely on arrays for efficient data manipulation and retrieval.</text:span></text:p>
        </text:list-item>
        <text:list-item>
          <text:p text:style-name="P28"><text:span text:style-name="Strong_20_Emphasis"><text:span text:style-name="T2">Matrices and Grids:</text:span></text:span><text:span text:style-name="T2"> Arrays are commonly used to represent matrices and grids in mathematical and computational operations.</text:span></text:p>
        </text:list-item>
        <text:list-item>
          <text:p text:style-name="P28"><text:span text:style-name="Strong_20_Emphasis"><text:span text:style-name="T2">Buffers and Caches:</text:span></text:span><text:span text:style-name="T2"> Arrays are often used to implement buffers and caches for efficient data management and retrieval.</text:span></text:p>
        </text:list-item>
        <text:list-item>
          <text:p text:style-name="P28"><text:soft-page-break/><text:span text:style-name="Strong_20_Emphasis"><text:span text:style-name="T2">Histograms and Frequency Counting:</text:span></text:span><text:span text:style-name="T2"> Arrays are useful for counting and maintaining frequencies of elements in applications like histogram generation.</text:span></text:p>
        </text:list-item>
      </text:list>
      <text:p text:style-name="P68"><text:span text:style-name="T2"/></text:p>
      <text:p text:style-name="P68"><text:span text:style-name="T2"/></text:p>
      <text:list xml:id="list501644379" text:style-name="L9">
        <text:list-item>
          <text:p text:style-name="P19"><text:span text:style-name="Strong_20_Emphasis">Linked List:</text:span> A linked list is a linear data structure that consists of a sequence of elements called nodes. Each node contains two parts: data and a reference (or link) to the next node in the sequence. The last node typically has a reference to null, indicating the end of the list.</text:p>
        </text:list-item>
      </text:list>
      <text:p text:style-name="P20"><text:tab/>Linked lists differ from arrays in that they do not require contiguous memory allocation. Instead, <text:tab/>nodes can be scattered across different memory locations, connected through references.</text:p>
      <text:p text:style-name="P24"><text:span text:style-name="Strong_20_Emphasis"><text:span text:style-name="T2"><text:tab/>Singly Linked List:</text:span></text:span><text:span text:style-name="T2"> In a singly linked list, each node has a reference to the next node in the <text:tab/>sequence. The last node's reference points to null, indicating the end of the list. Here's an example of <text:tab/>a singly linked list:</text:span></text:p>
      <text:p text:style-name="P1"><text:span text:style-name="Source_20_Text"><text:span text:style-name="T2"><text:tab/>Node 1 <text:s text:c="9"/>Node 2 <text:s text:c="9"/>Node 3</text:span></text:span></text:p>
      <text:p text:style-name="P1"><text:span text:style-name="Source_20_Text"><text:span text:style-name="T2"><text:tab/>+------+ <text:s text:c="6"/>+------+ <text:s text:c="6"/>+------+</text:span></text:span></text:p>
      <text:p text:style-name="P1"><text:span text:style-name="Source_20_Text"><text:span text:style-name="T2"><text:tab/>| Data | <text:s text:c="2"/>--&gt; | Data | <text:s text:c="2"/>--&gt; | Data |</text:span></text:span></text:p>
      <text:p text:style-name="P1"><text:span text:style-name="Source_20_Text"><text:span text:style-name="T2"><text:tab/>+------+ <text:s text:c="6"/>+------+ <text:s text:c="6"/>+------+</text:span></text:span></text:p>
      <text:p text:style-name="P1"><text:span text:style-name="Source_20_Text"><text:span text:style-name="T2"><text:tab/>| Next | <text:s text:c="6"/>| Next | <text:s text:c="6"/>| Next | --&gt; null</text:span></text:span></text:p>
      <text:p text:style-name="P2"><text:span text:style-name="Source_20_Text"><text:span text:style-name="T2"><text:tab/>+------+ <text:s text:c="6"/>+------+ <text:s text:c="6"/>+------+</text:span></text:span></text:p>
      <text:p text:style-name="P20"><text:tab/>In this example, each node contains data and a reference to the next node.</text:p>
      <text:p text:style-name="P24"><text:span text:style-name="Strong_20_Emphasis"><text:span text:style-name="T2"><text:tab/>Doubly Linked List:</text:span></text:span><text:span text:style-name="T2"> A doubly linked list extends the concept of a singly linked list by adding a <text:tab/>reference to the previous node in addition to the reference to the next node. This bidirectional linkage <text:tab/>allows traversal in both directions. Here's an example of a doubly linked list:</text:span></text:p>
      <text:p text:style-name="P1"><text:span text:style-name="Source_20_Text"><text:span text:style-name="T2"><text:tab/>Node 1 <text:s text:c="17"/>Node 2 <text:s text:c="17"/>Node 3</text:span></text:span></text:p>
      <text:p text:style-name="P1"><text:span text:style-name="Source_20_Text"><text:span text:style-name="T2"><text:tab/>+------+ <text:s/>&lt;--&gt; <text:s/>+------+------+ <text:s/>&lt;--&gt; <text:s/>+------+</text:span></text:span></text:p>
      <text:p text:style-name="P1"><text:span text:style-name="Source_20_Text"><text:span text:style-name="T2"><text:tab/>| Data | <text:s text:c="6"/>| Prev | Data | Next | <text:s text:c="6"/>| Data |</text:span></text:span></text:p>
      <text:p text:style-name="P1"><text:span text:style-name="Source_20_Text"><text:span text:style-name="T2"><text:tab/>+------+ <text:s text:c="6"/>+------+------+------+ <text:s text:c="6"/>+------+</text:span></text:span></text:p>
      <text:p text:style-name="P1"><text:span text:style-name="Source_20_Text"><text:span text:style-name="T2"><text:tab/>| Next | &lt;---&gt; | <text:s text:c="5"/>| Prev | Next | <text:s/>&lt;---&gt; | Next | --&gt; null</text:span></text:span></text:p>
      <text:p text:style-name="P2"><text:span text:style-name="Source_20_Text"><text:span text:style-name="T2"><text:tab/>+------+ <text:s text:c="6"/>+------+------+------+ <text:s text:c="6"/>+------+</text:span></text:span></text:p>
      <text:p text:style-name="P20"><text:tab/>In this example, each node has both a previous and next reference, enabling traversal forward and <text:tab/>backward through the list.</text:p>
      <text:p text:style-name="P24"><text:span text:style-name="Strong_20_Emphasis"><text:span text:style-name="T2"><text:tab/>Circular Linked List:</text:span></text:span><text:span text:style-name="T2"> A circular linked list is a variation where the last node's reference points back <text:tab/>to the first node instead of null, creating a circular structure. Here's an example of a circular singly <text:tab/>linked list:</text:span></text:p>
      <text:p text:style-name="P1"><text:span text:style-name="Source_20_Text"><text:span text:style-name="T2"><text:tab/>Node 1 <text:s text:c="9"/>Node 2 <text:s text:c="9"/>Node 3</text:span></text:span></text:p>
      <text:p text:style-name="P1"><text:span text:style-name="Source_20_Text"><text:span text:style-name="T2"><text:tab/>+------+ <text:s text:c="6"/>+------+ <text:s text:c="6"/>+------+</text:span></text:span></text:p>
      <text:p text:style-name="P1"><text:span text:style-name="Source_20_Text"><text:span text:style-name="T2"><text:tab/>| Data | <text:s text:c="2"/>--&gt; | Data | <text:s text:c="2"/>--&gt; | Data |</text:span></text:span></text:p>
      <text:p text:style-name="P1"><text:span text:style-name="Source_20_Text"><text:span text:style-name="T2"><text:tab/>+------+ <text:s text:c="6"/>+------+ <text:s text:c="6"/>+------+</text:span></text:span></text:p>
      <text:p text:style-name="P1"><text:span text:style-name="Source_20_Text"><text:span text:style-name="T2"><text:tab/>| Next | <text:s text:c="6"/>| Next | <text:s text:c="6"/>| Next | --&gt; Node 1</text:span></text:span></text:p>
      <text:p text:style-name="P2"><text:span text:style-name="Source_20_Text"><text:span text:style-name="T2"><text:tab/>+------+ <text:s text:c="6"/>+------+ <text:s text:c="6"/>+------+</text:span></text:span></text:p>
      <text:p text:style-name="P20"><text:tab/>In this example, the last node's reference points back to the first node, forming a loop.</text:p>
      <text:p text:style-name="P24"><text:span text:style-name="Strong_20_Emphasis"><text:span text:style-name="T2"><text:tab/>Advantages of Linked Lists:</text:span></text:span></text:p>
      <text:list xml:id="list1587374015" text:style-name="L10">
        <text:list-item>
          <text:p text:style-name="P29"><text:span text:style-name="Strong_20_Emphasis"><text:span text:style-name="T2">Dynamic Size:</text:span></text:span><text:span text:style-name="T2"> Linked lists can grow or shrink dynamically as nodes are added or removed, unlike arrays that have a fixed size.</text:span></text:p>
        </text:list-item>
        <text:list-item>
          <text:p text:style-name="P29"><text:span text:style-name="Strong_20_Emphasis"><text:span text:style-name="T2">Efficient Insertion and Deletion:</text:span></text:span><text:span text:style-name="T2"> Inserting or deleting a node in a linked list requires updating the references of adjacent nodes, making these operations more efficient compared to arrays.</text:span></text:p>
        </text:list-item>
      </text:list>
      <text:p text:style-name="P24"><text:span text:style-name="Strong_20_Emphasis"><text:span text:style-name="T2"><text:tab/>Limitations of Linked Lists:</text:span></text:span></text:p>
      <text:list xml:id="list2484936199" text:style-name="L11">
        <text:list-item>
          <text:p text:style-name="P30"><text:soft-page-break/><text:span text:style-name="Strong_20_Emphasis"><text:span text:style-name="T2">Random Access:</text:span></text:span><text:span text:style-name="T2"> Unlike arrays, linked lists do not support direct random access to elements by index. Traversal from the head (or tail in a doubly linked list) is required to access a specific node.</text:span></text:p>
        </text:list-item>
        <text:list-item>
          <text:p text:style-name="P30"><text:span text:style-name="Strong_20_Emphasis"><text:span text:style-name="T2">Extra Memory Overhead:</text:span></text:span><text:span text:style-name="T2"> Linked lists require additional memory to store the references between nodes, which can consume more memory compared to arrays.</text:span></text:p>
        </text:list-item>
      </text:list>
      <text:p text:style-name="P24"><text:span text:style-name="Strong_20_Emphasis"><text:span text:style-name="T2"><text:tab/>Use Cases:</text:span></text:span><text:span text:style-name="T2"> Linked lists are commonly used in various scenarios, including:</text:span></text:p>
      <text:list xml:id="list3357989171" text:style-name="L12">
        <text:list-item>
          <text:p text:style-name="P31"><text:span text:style-name="Strong_20_Emphasis"><text:span text:style-name="T2">Dynamic Data Structures:</text:span></text:span><text:span text:style-name="T2"> Linked lists are used as the underlying data structure for implementing dynamic data structures like stacks, queues, and hash tables.</text:span></text:p>
        </text:list-item>
        <text:list-item>
          <text:p text:style-name="P31"><text:span text:style-name="Strong_20_Emphasis"><text:span text:style-name="T2">Efficient Insertion and Deletion:</text:span></text:span><text:span text:style-name="T2"> Linked lists are suitable for scenarios where frequent insertion or deletion of elements is required, such as maintaining sorted data or implementing an undo-redo functionality.</text:span></text:p>
        </text:list-item>
        <text:list-item>
          <text:p text:style-name="P31"><text:span text:style-name="Strong_20_Emphasis"><text:span text:style-name="T2">Memory Management:</text:span></text:span><text:span text:style-name="T2"> Linked lists are employed in memory management systems to track free blocks and manage memory allocation and deallocation.</text:span></text:p>
        </text:list-item>
        <text:list-item>
          <text:p text:style-name="P31"><text:span text:style-name="Strong_20_Emphasis"><text:span text:style-name="T2">Graphs and Trees:</text:span></text:span><text:span text:style-name="T2"> Linked lists serve as the basis for implementing graphs and trees, where nodes are connected through references.</text:span></text:p>
        </text:list-item>
      </text:list>
      <text:p text:style-name="P24"><text:span text:style-name="T2"/></text:p>
      <text:p text:style-name="P24"><text:span text:style-name="T2"/></text:p>
      <text:list xml:id="list174811114226424" text:continue-list="list501644379" text:style-name="L9">
        <text:list-item>
          <text:p text:style-name="P19"><text:span text:style-name="T10">Stacks:</text:span><text:span text:style-name="T9"> </text:span>The stack is a fundamental data structure in computer science that follows the Last-In-First-<text:tab/>Out (LIFO) principle. It represents a collection of elements where the last element added is <text:tab/>the first one to be removed. The operations of adding an element to the stack and removing <text:tab/>an element from the stack are known as "push" and "pop," respectively. Let's delve into the <text:tab/>details of the stack data structure:</text:p>
        </text:list-item>
      </text:list>
      <text:p text:style-name="P24"><text:span text:style-name="Strong_20_Emphasis"><text:span text:style-name="T2"><text:tab/>Operations:</text:span></text:span><text:span text:style-name="T2"> A stack typically supports the following operations:</text:span></text:p>
      <text:list xml:id="list113023417" text:style-name="L13">
        <text:list-item>
          <text:p text:style-name="P32"><text:span text:style-name="Strong_20_Emphasis"><text:span text:style-name="T2">Push:</text:span></text:span><text:span text:style-name="T2"> Adds an element to the top of the stack.</text:span></text:p>
        </text:list-item>
        <text:list-item>
          <text:p text:style-name="P32"><text:span text:style-name="Strong_20_Emphasis"><text:span text:style-name="T2">Pop:</text:span></text:span><text:span text:style-name="T2"> Removes and returns the top element of the stack.</text:span></text:p>
        </text:list-item>
        <text:list-item>
          <text:p text:style-name="P32"><text:span text:style-name="Strong_20_Emphasis"><text:span text:style-name="T2">Peek (or Top):</text:span></text:span><text:span text:style-name="T2"> Returns the top element of the stack without removing it.</text:span></text:p>
        </text:list-item>
        <text:list-item>
          <text:p text:style-name="P32"><text:span text:style-name="Strong_20_Emphasis"><text:span text:style-name="T2">IsEmpty:</text:span></text:span><text:span text:style-name="T2"> Checks if the stack is empty.</text:span></text:p>
        </text:list-item>
        <text:list-item>
          <text:p text:style-name="P33"><text:span text:style-name="Strong_20_Emphasis"><text:span text:style-name="T2">Size:</text:span></text:span><text:span text:style-name="T2"> Returns the number of elements currently in the stack.</text:span></text:p>
        </text:list-item>
      </text:list>
      <text:p text:style-name="P24"><text:span text:style-name="Strong_20_Emphasis"><text:span text:style-name="T2"><text:tab/>Implementation:</text:span></text:span><text:span text:style-name="T2"> The stack can be implemented using various underlying data structures. Two <text:tab/>common implementations are based on arrays and linked lists:</text:span></text:p>
      <text:list xml:id="list4112752433" text:style-name="L14">
        <text:list-item>
          <text:p text:style-name="P34"><text:span text:style-name="Strong_20_Emphasis"><text:span text:style-name="T2">Array-based Stack:</text:span></text:span><text:span text:style-name="T2"> In this implementation, a fixed-size array is used to store the elements of the stack. A variable, usually called "top," keeps track of the index of the topmost element. When pushing an element, the top is incremented, and the element is added to the array. When popping an element, the top is decremented, and the corresponding element is removed from the array. This implementation has a fixed capacity and can potentially overflow if the number of elements exceeds the size of the array.</text:span></text:p>
        </text:list-item>
        <text:list-item>
          <text:p text:style-name="P34"><text:span text:style-name="Strong_20_Emphasis"><text:span text:style-name="T2">Linked List-based Stack:</text:span></text:span><text:span text:style-name="T2"> In this implementation, a linked list is used to store the elements of the stack. Each node of the linked list represents an element, and the "top" variable points to the first node. When pushing an element, a new node is added at the beginning of the linked list and becomes the new top. When popping an element, the first node is removed, and the top is updated to point to the next node. This implementation allows for dynamic resizing and does not have a fixed capacity.</text:span></text:p>
        </text:list-item>
      </text:list>
      <text:p text:style-name="P24"><text:span text:style-name="Strong_20_Emphasis"><text:span text:style-name="T2"><text:tab/>Applications:</text:span></text:span><text:span text:style-name="T2"> Stacks find numerous applications in computer science and software development, <text:tab/>including:</text:span></text:p>
      <text:list xml:id="list486865373" text:style-name="L15">
        <text:list-item>
          <text:p text:style-name="P35"><text:span text:style-name="Strong_20_Emphasis"><text:span text:style-name="T2">Function Call Stack:</text:span></text:span><text:span text:style-name="T2"> Stacks are used to manage function calls in programming languages. When a function is called, its parameters and return address are pushed onto the stack. When the </text:span><text:soft-page-break/><text:span text:style-name="T2">function returns, the information is popped from the stack, allowing the program to resume execution from the calling point.</text:span></text:p>
        </text:list-item>
        <text:list-item>
          <text:p text:style-name="P35"><text:span text:style-name="Strong_20_Emphasis"><text:span text:style-name="T2">Expression Evaluation:</text:span></text:span><text:span text:style-name="T2"> Stacks play a crucial role in evaluating arithmetic expressions, such as infix, postfix, and prefix notations. They can be used to convert between different notations and calculate the result by following the operator precedence and associativity rules.</text:span></text:p>
        </text:list-item>
        <text:list-item>
          <text:p text:style-name="P35"><text:span text:style-name="Strong_20_Emphasis"><text:span text:style-name="T2">Undo/Redo Functionality:</text:span></text:span><text:span text:style-name="T2"> Stacks are used to implement the undo and redo functionality in applications. Each action performed is pushed onto the stack, allowing users to undo or redo operations by popping and re-pushing elements.</text:span></text:p>
        </text:list-item>
        <text:list-item>
          <text:p text:style-name="P35"><text:span text:style-name="Strong_20_Emphasis"><text:span text:style-name="T2">Balanced Parentheses:</text:span></text:span><text:span text:style-name="T2"> Stacks are useful for checking balanced parentheses in expressions. By iterating through the expression, opening parentheses are pushed onto the stack, and closing parentheses are matched against the top of the stack. If the parentheses match, the top element is popped. If the stack is empty at the end, the parentheses are balanced.</text:span></text:p>
        </text:list-item>
        <text:list-item>
          <text:p text:style-name="P35"><text:span text:style-name="Strong_20_Emphasis"><text:span text:style-name="T2">Backtracking Algorithms:</text:span></text:span><text:span text:style-name="T2"> Stacks are used in backtracking algorithms to keep track of visited nodes or states, enabling efficient exploration and traversing of a search space.</text:span></text:p>
        </text:list-item>
      </text:list>
      <text:p text:style-name="P24"><text:span text:style-name="T2"/></text:p>
      <text:p text:style-name="P24"><text:span text:style-name="T2"/></text:p>
      <text:list xml:id="list174811691208647" text:continue-list="list174811114226424" text:style-name="L9">
        <text:list-item>
          <text:p text:style-name="P8"><text:span text:style-name="T4">Queue: </text:span><text:span text:style-name="T2">The queue is a fundamental data structure in computer science that follows the First-In-<text:tab/>First-Out (FIFO) principle. It represents a collection of elements where the first element <text:tab/>added is the first one to be removed. The operations of adding an element to the queue and <text:tab/>removing an element from the queue are known as "enqueue" and "dequeue," respectively.</text:span></text:p>
        </text:list-item>
      </text:list>
      <text:p text:style-name="P24"><text:span text:style-name="Strong_20_Emphasis"><text:span text:style-name="T2"><text:tab/>Operations:</text:span></text:span><text:span text:style-name="T2"> A queue typically supports the following operations:</text:span></text:p>
      <text:list xml:id="list2655456211" text:style-name="L16">
        <text:list-item>
          <text:p text:style-name="P36"><text:span text:style-name="Strong_20_Emphasis"><text:span text:style-name="T2">Enqueue:</text:span></text:span><text:span text:style-name="T2"> Adds an element to the end of the queue.</text:span></text:p>
        </text:list-item>
        <text:list-item>
          <text:p text:style-name="P36"><text:span text:style-name="Strong_20_Emphasis"><text:span text:style-name="T2">Dequeue:</text:span></text:span><text:span text:style-name="T2"> Removes and returns the element from the front of the queue.</text:span></text:p>
        </text:list-item>
        <text:list-item>
          <text:p text:style-name="P36"><text:span text:style-name="Strong_20_Emphasis"><text:span text:style-name="T2">Front (or Peek):</text:span></text:span><text:span text:style-name="T2"> Returns the element at the front of the queue without removing it.</text:span></text:p>
        </text:list-item>
        <text:list-item>
          <text:p text:style-name="P36"><text:span text:style-name="Strong_20_Emphasis"><text:span text:style-name="T2">IsEmpty:</text:span></text:span><text:span text:style-name="T2"> Checks if the queue is empty.</text:span></text:p>
        </text:list-item>
        <text:list-item>
          <text:p text:style-name="P37"><text:span text:style-name="Strong_20_Emphasis"><text:span text:style-name="T2">Size:</text:span></text:span><text:span text:style-name="T2"> Returns the number of elements currently in the queue.</text:span></text:p>
        </text:list-item>
      </text:list>
      <text:p text:style-name="P24"><text:span text:style-name="Strong_20_Emphasis"><text:span text:style-name="T2"><text:tab/>Implementation:</text:span></text:span><text:span text:style-name="T2"> The queue can be implemented using various underlying data structures. Two <text:tab/>common implementations are based on arrays and linked lists:</text:span></text:p>
      <text:list xml:id="list422043544" text:style-name="L17">
        <text:list-item>
          <text:p text:style-name="P38"><text:span text:style-name="Strong_20_Emphasis"><text:span text:style-name="T2">Array-based Queue:</text:span></text:span><text:span text:style-name="T2"> In this implementation, a fixed-size array is used to store the elements of the queue. Two variables, usually called "front" and "rear," keep track of the indices of the front and rear elements, respectively. When enqueueing an element, it is added at the rear position, and the rear variable is incremented. When dequeuing an element, the element at the front position is removed, and the front variable is incremented. This implementation has a fixed capacity and can potentially overflow if the number of elements exceeds the size of the array.</text:span></text:p>
        </text:list-item>
        <text:list-item>
          <text:p text:style-name="P38"><text:span text:style-name="Strong_20_Emphasis"><text:span text:style-name="T2">Linked List-based Queue:</text:span></text:span><text:span text:style-name="T2"> In this implementation, a linked list is used to store the elements of the queue. Each node of the linked list represents an element, and two variables, "front" and "rear," point to the first and last nodes, respectively. When enqueueing an element, a new node is added at the end of the linked list and becomes the new rear. When dequeuing an element, the first node is removed, and the front variable is updated to point to the next node. This implementation allows for dynamic resizing and does not have a fixed capacity.</text:span></text:p>
        </text:list-item>
      </text:list>
      <text:p text:style-name="P24"><text:span text:style-name="Strong_20_Emphasis"><text:span text:style-name="T2"><text:tab/>Applications:</text:span></text:span><text:span text:style-name="T2"> Queues find numerous applications in computer science and software development, <text:tab/>including:</text:span></text:p>
      <text:list xml:id="list2079301903" text:style-name="L18">
        <text:list-item>
          <text:p text:style-name="P39"><text:span text:style-name="Strong_20_Emphasis"><text:span text:style-name="T2">Process Scheduling:</text:span></text:span><text:span text:style-name="T2"> Queues are used to manage the scheduling of processes or tasks in operating systems. Each process is added to the queue and executed in the order of arrival, following the FIFO principle.</text:span></text:p>
        </text:list-item>
        <text:list-item>
          <text:p text:style-name="P39"><text:span text:style-name="Strong_20_Emphasis"><text:span text:style-name="T2">Breadth-First Search (BFS):</text:span></text:span><text:span text:style-name="T2"> Queues are essential for implementing the BFS algorithm, which is used to traverse or search graph or tree structures in a level-by-level manner.</text:span></text:p>
        </text:list-item>
        <text:list-item>
          <text:p text:style-name="P39"><text:soft-page-break/><text:span text:style-name="Strong_20_Emphasis"><text:span text:style-name="T2">Message Passing:</text:span></text:span><text:span text:style-name="T2"> Queues are used for message passing between different components or threads in concurrent or parallel programming. Messages are added to the queue by one component and retrieved by another component in the order of arrival.</text:span></text:p>
        </text:list-item>
        <text:list-item>
          <text:p text:style-name="P39"><text:span text:style-name="Strong_20_Emphasis"><text:span text:style-name="T2">Print Queue:</text:span></text:span><text:span text:style-name="T2"> Queues are used to manage print jobs in systems where multiple users or processes send print requests. The print jobs are added to the queue and processed in the order of submission.</text:span></text:p>
        </text:list-item>
        <text:list-item>
          <text:p text:style-name="P39"><text:span text:style-name="Strong_20_Emphasis"><text:span text:style-name="T2">Buffering:</text:span></text:span><text:span text:style-name="T2"> Queues are used as buffers in data communication systems to temporarily store data before transmission or processing. This allows for flow control and handling of data bursts.</text:span></text:p>
        </text:list-item>
      </text:list>
      <text:p text:style-name="P24"><text:span text:style-name="T2"/></text:p>
      <text:p text:style-name="P24"><text:span text:style-name="T2"/></text:p>
      <text:list xml:id="list174810974971264" text:continue-list="list174811691208647" text:style-name="L9">
        <text:list-item>
          <text:p text:style-name="P9"><text:span text:style-name="T5">HashTable: </text:span><text:span text:style-name="T2">The hash table, also known as a hash map, is a data structure that offers efficient <text:tab/>insertion, deletion, and retrieval of elements based on key-value pairs. It uses a technique <text:tab/>called hashing to transform keys into array indices, allowing for direct access to the <text:tab/>corresponding values. Hash tables are widely used due to their fast operations and versatility.</text:span></text:p>
        </text:list-item>
      </text:list>
      <text:p text:style-name="P24"><text:span text:style-name="Strong_20_Emphasis"><text:span text:style-name="T2"><text:tab/>Key Concepts:</text:span></text:span></text:p>
      <text:list xml:id="list3804812342" text:style-name="L19">
        <text:list-item>
          <text:p text:style-name="P40"><text:span text:style-name="Strong_20_Emphasis"><text:span text:style-name="T2">Hash Function:</text:span></text:span><text:span text:style-name="T2"> A hash function is a mathematical function that takes an input (key) and maps it to a fixed-size value or hash code. The hash function should be deterministic, meaning that for the same key, it should always produce the same hash code.</text:span></text:p>
        </text:list-item>
        <text:list-item>
          <text:p text:style-name="P40"><text:span text:style-name="Strong_20_Emphasis"><text:span text:style-name="T2">Hash Code:</text:span></text:span><text:span text:style-name="T2"> The hash code is the output of the hash function. It serves as an index to store the value associated with the key in the underlying array.</text:span></text:p>
        </text:list-item>
        <text:list-item>
          <text:p text:style-name="P40"><text:span text:style-name="Strong_20_Emphasis"><text:span text:style-name="T2">Collision:</text:span></text:span><text:span text:style-name="T2"> A collision occurs when two different keys produce the same hash code. Handling collisions is an important aspect of hash table implementation.</text:span></text:p>
        </text:list-item>
      </text:list>
      <text:p text:style-name="P24"><text:span text:style-name="Strong_20_Emphasis"><text:span text:style-name="T2"><text:tab/>Operations:</text:span></text:span><text:span text:style-name="T2"> A hash table typically supports the following operations:</text:span></text:p>
      <text:list xml:id="list1669883191" text:style-name="L20">
        <text:list-item>
          <text:p text:style-name="P41"><text:span text:style-name="Strong_20_Emphasis"><text:span text:style-name="T2">Insertion (Put):</text:span></text:span><text:span text:style-name="T2"> Associates a value with a key and inserts it into the hash table.</text:span></text:p>
        </text:list-item>
        <text:list-item>
          <text:p text:style-name="P41"><text:span text:style-name="Strong_20_Emphasis"><text:span text:style-name="T2">Lookup (Get):</text:span></text:span><text:span text:style-name="T2"> Retrieves the value associated with a given key from the hash table.</text:span></text:p>
        </text:list-item>
        <text:list-item>
          <text:p text:style-name="P41"><text:span text:style-name="Strong_20_Emphasis"><text:span text:style-name="T2">Deletion (Remove):</text:span></text:span><text:span text:style-name="T2"> Removes a key-value pair from the hash table.</text:span></text:p>
        </text:list-item>
        <text:list-item>
          <text:p text:style-name="P42"><text:span text:style-name="Strong_20_Emphasis"><text:span text:style-name="T2">Containment Check (Contains):</text:span></text:span><text:span text:style-name="T2"> Checks if a key is present in the hash table.</text:span></text:p>
        </text:list-item>
      </text:list>
      <text:p text:style-name="P24"><text:span text:style-name="Strong_20_Emphasis"><text:span text:style-name="T2"><text:tab/>Implementation:</text:span></text:span><text:span text:style-name="T2"> Hash tables are implemented using an array, where each element of the array is <text:tab/>called a bucket or slot. There are various strategies for handling collisions:</text:span></text:p>
      <text:list xml:id="list2872615213" text:style-name="L21">
        <text:list-item>
          <text:p text:style-name="P43"><text:span text:style-name="Strong_20_Emphasis"><text:span text:style-name="T2">Chaining:</text:span></text:span><text:span text:style-name="T2"> Each bucket contains a linked list or another data structure (such as a binary search tree) to handle collisions. Colliding elements are stored in the same bucket but linked together. When searching for a key, the hash table traverses the linked list to find the corresponding value.</text:span></text:p>
        </text:list-item>
        <text:list-item>
          <text:p text:style-name="P43"><text:span text:style-name="Strong_20_Emphasis"><text:span text:style-name="T2">Open Addressing:</text:span></text:span><text:span text:style-name="T2"> In open addressing, all elements are stored directly in the array itself. When a collision occurs, the hash table probes for the next available slot in a predetermined sequence (e.g., linear probing, quadratic probing, or double hashing). The probing continues until an empty slot is found.</text:span></text:p>
        </text:list-item>
      </text:list>
      <text:p text:style-name="P24"><text:span text:style-name="Strong_20_Emphasis"><text:span text:style-name="T2"><text:tab/>Hash Functions:</text:span></text:span><text:span text:style-name="T2"> A good hash function should distribute the keys uniformly across the array to <text:tab/>minimize collisions. It should produce hash codes with low collision rates and exhibit good <text:tab/>performance. Common characteristics of a good hash function include:</text:span></text:p>
      <text:list xml:id="list2667196000" text:style-name="L22">
        <text:list-item>
          <text:p text:style-name="P44"><text:span text:style-name="Strong_20_Emphasis"><text:span text:style-name="T2">Deterministic:</text:span></text:span><text:span text:style-name="T2"> The same key should always produce the same hash code.</text:span></text:p>
        </text:list-item>
        <text:list-item>
          <text:p text:style-name="P44"><text:span text:style-name="Strong_20_Emphasis"><text:span text:style-name="T2">Efficient:</text:span></text:span><text:span text:style-name="T2"> The hash function should be computationally fast.</text:span></text:p>
        </text:list-item>
        <text:list-item>
          <text:p text:style-name="P44"><text:span text:style-name="Strong_20_Emphasis"><text:span text:style-name="T2">Uniform Distribution:</text:span></text:span><text:span text:style-name="T2"> The hash function should distribute keys as uniformly as possible across the array.</text:span></text:p>
        </text:list-item>
        <text:list-item>
          <text:p text:style-name="P45"><text:span text:style-name="Strong_20_Emphasis"><text:span text:style-name="T2">Minimal Collisions:</text:span></text:span><text:span text:style-name="T2"> The hash function should aim to minimize collisions, but it's nearly impossible to eliminate them entirely.</text:span></text:p>
        </text:list-item>
      </text:list>
      <text:p text:style-name="P24"><text:span text:style-name="Strong_20_Emphasis"><text:span text:style-name="T2"><text:tab/>Applications:</text:span></text:span><text:span text:style-name="T2"> Hash tables find numerous applications due to their efficiency in searching, insertion, <text:tab/>and deletion. Some common use cases include:</text:span></text:p>
      <text:list xml:id="list828909432" text:style-name="L23">
        <text:list-item>
          <text:p text:style-name="P46"><text:soft-page-break/><text:span text:style-name="Strong_20_Emphasis"><text:span text:style-name="T2">Dictionaries and Symbol Tables:</text:span></text:span><text:span text:style-name="T2"> Hash tables are used to implement dictionaries, where keys are mapped to their corresponding values. They are widely used for efficient storage and retrieval of data.</text:span></text:p>
        </text:list-item>
        <text:list-item>
          <text:p text:style-name="P46"><text:span text:style-name="Strong_20_Emphasis"><text:span text:style-name="T2">Caching:</text:span></text:span><text:span text:style-name="T2"> Hash tables are employed in caching mechanisms to store frequently accessed data, such as in web caching or database query caching.</text:span></text:p>
        </text:list-item>
        <text:list-item>
          <text:p text:style-name="P46"><text:span text:style-name="Strong_20_Emphasis"><text:span text:style-name="T2">Associative Arrays:</text:span></text:span><text:span text:style-name="T2"> Hash tables are used to implement associative arrays, where values are associated with keys. This allows for efficient lookup and modification of values based on keys.</text:span></text:p>
        </text:list-item>
        <text:list-item>
          <text:p text:style-name="P46"><text:span text:style-name="Strong_20_Emphasis"><text:span text:style-name="T2">Data Deduplication:</text:span></text:span><text:span text:style-name="T2"> Hash tables can be used for data deduplication, identifying and removing duplicate elements efficiently.</text:span></text:p>
        </text:list-item>
        <text:list-item>
          <text:p text:style-name="P46"><text:span text:style-name="Strong_20_Emphasis"><text:span text:style-name="T2">Spell Checkers:</text:span></text:span><text:span text:style-name="T2"> Hash tables are used in spell checkers to store a dictionary of valid words and quickly check if a given word is valid or misspelled.</text:span></text:p>
        </text:list-item>
      </text:list>
      <text:p text:style-name="P24"><text:span text:style-name="T2"/></text:p>
      <text:p text:style-name="P24"><text:span text:style-name="T2"/></text:p>
      <text:list xml:id="list174811484951735" text:continue-list="list174810974971264" text:style-name="L9">
        <text:list-item>
          <text:p text:style-name="P10"><text:span text:style-name="T6">Trees: </text:span><text:span text:style-name="T2">Trees are hierarchical data structures in computer science that consist of nodes connected by <text:tab/>edges. Each node can have zero or more child nodes, except for the root node, which has no <text:tab/>parent. Trees are used to represent relationships, hierarchies, and organized data.</text:span></text:p>
        </text:list-item>
      </text:list>
      <text:p text:style-name="P24"><text:span text:style-name="Strong_20_Emphasis"><text:span text:style-name="T2"><text:tab/>Binary Tree:</text:span></text:span><text:span text:style-name="T2"> A binary tree is a tree data structure in which each node has at most two child nodes, <text:tab/>commonly referred to as the left child and the right child. The binary tree has the following <text:tab/>properties:</text:span></text:p>
      <text:list xml:id="list4002245488" text:style-name="L24">
        <text:list-item>
          <text:p text:style-name="P47"><text:span text:style-name="Strong_20_Emphasis"><text:span text:style-name="T2">Root:</text:span></text:span><text:span text:style-name="T2"> The topmost node of the binary tree.</text:span></text:p>
        </text:list-item>
        <text:list-item>
          <text:p text:style-name="P47"><text:span text:style-name="Strong_20_Emphasis"><text:span text:style-name="T2">Parent and Child Nodes:</text:span></text:span><text:span text:style-name="T2"> Each node, except the root, has a parent node and can have zero, one, or two child nodes.</text:span></text:p>
        </text:list-item>
        <text:list-item>
          <text:p text:style-name="P47"><text:span text:style-name="Strong_20_Emphasis"><text:span text:style-name="T2">Leaf Nodes:</text:span></text:span><text:span text:style-name="T2"> Nodes that have no children are called leaf nodes or external nodes.</text:span></text:p>
        </text:list-item>
        <text:list-item>
          <text:p text:style-name="P47"><text:span text:style-name="Strong_20_Emphasis"><text:span text:style-name="T2">Internal Nodes:</text:span></text:span><text:span text:style-name="T2"> Nodes that have at least one child are called internal nodes.</text:span></text:p>
        </text:list-item>
        <text:list-item>
          <text:p text:style-name="P48"><text:span text:style-name="Strong_20_Emphasis"><text:span text:style-name="T2">Subtree:</text:span></text:span><text:span text:style-name="T2"> A subtree is a portion of the binary tree that includes a node and all its descendants.</text:span></text:p>
        </text:list-item>
      </text:list>
      <text:p text:style-name="P20"><text:tab/>Binary trees can be traversed in various ways, such as pre-order, in-order, and post-order traversals, <text:tab/>which determine the order in which nodes are visited.</text:p>
      <text:p text:style-name="P24"><text:span text:style-name="Strong_20_Emphasis"><text:span text:style-name="T2"><text:tab/>Binary Search Tree (BST):</text:span></text:span><text:span text:style-name="T2"> A binary search tree is a binary tree in which the value of each node is <text:tab/>greater than all values in its left subtree and less than all values in its right subtree. The BST has the <text:tab/>following properties:</text:span></text:p>
      <text:list xml:id="list789521879" text:style-name="L25">
        <text:list-item>
          <text:p text:style-name="P49"><text:span text:style-name="Strong_20_Emphasis"><text:span text:style-name="T2">Ordering Property:</text:span></text:span><text:span text:style-name="T2"> For any node, all elements in its left subtree are smaller, and all elements in its right subtree are greater.</text:span></text:p>
        </text:list-item>
      </text:list>
      <text:p text:style-name="P20"><text:tab/>The BST's ordering property enables efficient searching, insertion, and deletion operations, making it <text:tab/>useful for applications that require efficient data retrieval and maintenance of sorted data.</text:p>
      <text:p text:style-name="P24"><text:span text:style-name="Strong_20_Emphasis"><text:span text:style-name="T2"><text:tab/>AVL Tree:</text:span></text:span><text:span text:style-name="T2"> An AVL (Adelson-Velskii and Landis) tree is a self-balancing binary search tree. It <text:tab/>ensures that the tree remains balanced to maintain efficient operations. In an AVL tree, the heights of <text:tab/>the left and right subtrees of any node differ by at most one. If the heights become imbalanced during <text:tab/>insertion or deletion, rotation operations are performed to restore the balance.</text:span></text:p>
      <text:p text:style-name="P20"><text:tab/>AVL trees guarantee a balanced structure, which ensures efficient search, insertion, and deletion <text:tab/>operations with a time complexity of O(log n).</text:p>
      <text:p text:style-name="P24"><text:span text:style-name="Strong_20_Emphasis"><text:span text:style-name="T2"><text:tab/>Red-Black Tree:</text:span></text:span><text:span text:style-name="T2"> A red-black tree is another self-balancing binary search tree that maintains balance <text:tab/>by following a set of rules and performing rotations when necessary. Each node in a red-black tree <text:tab/>has an additional color attribute, which can be either red or black. The red-black tree has the <text:tab/>following properties:</text:span></text:p>
      <text:list xml:id="list2048655976" text:style-name="L26">
        <text:list-item>
          <text:p text:style-name="P50"><text:span text:style-name="Strong_20_Emphasis"><text:span text:style-name="T2">Color Property:</text:span></text:span><text:span text:style-name="T2"> The root node and all leaf nodes (null or empty) are black. Every red node must have two black children. No two adjacent nodes can be red.</text:span></text:p>
        </text:list-item>
      </text:list>
      <text:p text:style-name="P20"><text:soft-page-break/><text:tab/>By following these properties and performing color flips and rotations, red-black trees maintain a <text:tab/>balanced structure and provide efficient operations with a guaranteed worst-case time complexity of <text:tab/>O(log n) for search, insertion, and deletion.</text:p>
      <text:p text:style-name="P24"><text:span text:style-name="Strong_20_Emphasis"><text:span text:style-name="T2"><text:tab/>Applications:</text:span></text:span><text:span text:style-name="T2"> Trees have numerous applications in various domains, including:</text:span></text:p>
      <text:list xml:id="list3556319581" text:style-name="L27">
        <text:list-item>
          <text:p text:style-name="P51"><text:span text:style-name="Strong_20_Emphasis"><text:span text:style-name="T2">File Systems:</text:span></text:span><text:span text:style-name="T2"> Trees are used to represent file systems, where directories and files are organized hierarchically.</text:span></text:p>
        </text:list-item>
        <text:list-item>
          <text:p text:style-name="P51"><text:span text:style-name="Strong_20_Emphasis"><text:span text:style-name="T2">Database Indexing:</text:span></text:span><text:span text:style-name="T2"> Trees are used for indexing in databases, enabling efficient searching and retrieval of data.</text:span></text:p>
        </text:list-item>
        <text:list-item>
          <text:p text:style-name="P51"><text:span text:style-name="Strong_20_Emphasis"><text:span text:style-name="T2">Compiler Design:</text:span></text:span><text:span text:style-name="T2"> Trees are used in compiler design to represent the structure of programming language constructs, allowing for syntax analysis and code generation.</text:span></text:p>
        </text:list-item>
        <text:list-item>
          <text:p text:style-name="P51"><text:span text:style-name="Strong_20_Emphasis"><text:span text:style-name="T2">Network Routing Algorithms:</text:span></text:span><text:span text:style-name="T2"> Trees are used in network routing algorithms, such as spanning tree algorithms, to find the most efficient paths in a network.</text:span></text:p>
        </text:list-item>
        <text:list-item>
          <text:p text:style-name="P51"><text:span text:style-name="Strong_20_Emphasis"><text:span text:style-name="T2">Decision Trees:</text:span></text:span><text:span text:style-name="T2"> Trees are used in machine learning algorithms for decision-making, classification, and regression tasks.</text:span></text:p>
        </text:list-item>
      </text:list>
      <text:p text:style-name="P24"><text:span text:style-name="T2"/></text:p>
      <text:p text:style-name="P24"><text:span text:style-name="T2"/></text:p>
      <text:list xml:id="list174811583989509" text:continue-list="list174811484951735" text:style-name="L9">
        <text:list-item>
          <text:p text:style-name="P11"><text:span text:style-name="T7">Heaps: </text:span><text:span text:style-name="T2">Heaps are specialized tree-based data structures that satisfy the heap property. They are <text:tab/>commonly used to implement efficient priority queues and provide efficient access to the <text:tab/>smallest (or largest) element in a collection. In particular, binary heaps and priority queues <text:tab/>are popular variations of heaps. Let's explore them in detail:</text:span></text:p>
        </text:list-item>
      </text:list>
      <text:p text:style-name="P24"><text:span text:style-name="Strong_20_Emphasis"><text:span text:style-name="T2"><text:tab/>Heap Property:</text:span></text:span><text:span text:style-name="T2"> The heap property defines the order of elements in a heap. In a min-heap, for <text:tab/>example, the value of each node is greater than or equal to its parent, while in a max-heap, it is less <text:tab/>than or equal to its parent. The heap property guarantees that the root node holds the minimum (or <text:tab/>maximum) value in a min-heap (or max-heap), allowing efficient access to this value.</text:span></text:p>
      <text:p text:style-name="P24"><text:span text:style-name="Strong_20_Emphasis"><text:span text:style-name="T2"><text:tab/>Binary Heap:</text:span></text:span><text:span text:style-name="T2"> A binary heap is a complete binary tree that satisfies the heap property. It is typically <text:tab/>represented using an array where the parent-child relationship is maintained by the indices of the <text:tab/>elements. Binary heaps have the following properties:</text:span></text:p>
      <text:list xml:id="list691089411" text:style-name="L28">
        <text:list-item>
          <text:p text:style-name="P52"><text:span text:style-name="Strong_20_Emphasis"><text:span text:style-name="T2">Shape Property:</text:span></text:span><text:span text:style-name="T2"> A binary heap is a complete binary tree, meaning that all levels except the last are completely filled, and the last level is filled from left to right.</text:span></text:p>
        </text:list-item>
        <text:list-item>
          <text:p text:style-name="P52"><text:span text:style-name="Strong_20_Emphasis"><text:span text:style-name="T2">Heap Property:</text:span></text:span><text:span text:style-name="T2"> In a min-heap, for every node "i," the value at "i" is less than or equal to the values of its children. In a max-heap, the value at "i" is greater than or equal to the values of its children.</text:span></text:p>
        </text:list-item>
      </text:list>
      <text:p text:style-name="P20"><text:tab/>Binary heaps support efficient insertion and extraction of the minimum (or maximum) element in <text:tab/>O(log n) time complexity, where "n" is the number of elements in the heap. They are commonly used <text:tab/>to implement priority queues, where elements are assigned priorities and processed in order of their <text:tab/>priorities.</text:p>
      <text:p text:style-name="P24"><text:span text:style-name="Strong_20_Emphasis"><text:span text:style-name="T2"><text:tab/>Priority Queue:</text:span></text:span><text:span text:style-name="T2"> A priority queue is an abstract data type that provides efficient access to the <text:tab/>minimum (or maximum) element based on priority. It is often implemented using a binary heap, <text:tab/>allowing efficient insertion, retrieval, and deletion of the element with the highest (or lowest) <text:tab/>priority. Priority queues have the following operations:</text:span></text:p>
      <text:list xml:id="list3733463522" text:style-name="L29">
        <text:list-item>
          <text:p text:style-name="P53"><text:span text:style-name="Strong_20_Emphasis"><text:span text:style-name="T2">Insertion:</text:span></text:span><text:span text:style-name="T2"> Adds an element with a given priority to the priority queue.</text:span></text:p>
        </text:list-item>
        <text:list-item>
          <text:p text:style-name="P53"><text:span text:style-name="Strong_20_Emphasis"><text:span text:style-name="T2">Extraction:</text:span></text:span><text:span text:style-name="T2"> Removes and returns the element with the highest (or lowest) priority from the priority queue.</text:span></text:p>
        </text:list-item>
        <text:list-item>
          <text:p text:style-name="P53"><text:span text:style-name="Strong_20_Emphasis"><text:span text:style-name="T2">Peek (or Top):</text:span></text:span><text:span text:style-name="T2"> Returns the element with the highest (or lowest) priority without removing it.</text:span></text:p>
        </text:list-item>
        <text:list-item>
          <text:p text:style-name="P54"><text:span text:style-name="Strong_20_Emphasis"><text:span text:style-name="T2">Size:</text:span></text:span><text:span text:style-name="T2"> Returns the number of elements in the priority queue.</text:span></text:p>
        </text:list-item>
      </text:list>
      <text:p text:style-name="P20"><text:tab/>The underlying binary heap ensures efficient execution of these operations, typically with a time <text:tab/>complexity of O(log n), where "n" is the number of elements in the priority queue.</text:p>
      <text:p text:style-name="P24"><text:soft-page-break/><text:span text:style-name="Strong_20_Emphasis"><text:span text:style-name="T2"><text:tab/>Applications:</text:span></text:span><text:span text:style-name="T2"> Heaps and priority queues find applications in various scenarios, including:</text:span></text:p>
      <text:list xml:id="list4012606416" text:style-name="L30">
        <text:list-item>
          <text:p text:style-name="P55"><text:span text:style-name="Strong_20_Emphasis"><text:span text:style-name="T2">Job Scheduling:</text:span></text:span><text:span text:style-name="T2"> Priority queues are used for job scheduling, where jobs with higher priority are processed first.</text:span></text:p>
        </text:list-item>
        <text:list-item>
          <text:p text:style-name="P55"><text:span text:style-name="Strong_20_Emphasis"><text:span text:style-name="T2">Dijkstra's Algorithm:</text:span></text:span><text:span text:style-name="T2"> Priority queues are used in graph algorithms like Dijkstra's algorithm for finding the shortest path in a graph.</text:span></text:p>
        </text:list-item>
        <text:list-item>
          <text:p text:style-name="P55"><text:span text:style-name="Strong_20_Emphasis"><text:span text:style-name="T2">Event-driven Simulations:</text:span></text:span><text:span text:style-name="T2"> Heaps and priority queues are used in event-driven simulations to manage and process events based on their scheduled time.</text:span></text:p>
        </text:list-item>
        <text:list-item>
          <text:p text:style-name="P55"><text:span text:style-name="Strong_20_Emphasis"><text:span text:style-name="T2">Huffman Coding:</text:span></text:span><text:span text:style-name="T2"> Heaps are used in Huffman coding, a compression algorithm that assigns shorter codes to more frequently occurring characters.</text:span></text:p>
        </text:list-item>
        <text:list-item>
          <text:p text:style-name="P56"><text:span text:style-name="Strong_20_Emphasis"><text:span text:style-name="T2">Operating System Scheduling:</text:span></text:span><text:span text:style-name="T2"> Priority queues are used in operating systems for process scheduling based on priority levels.</text:span></text:p>
        </text:list-item>
      </text:list>
      <text:p text:style-name="P24"><text:span text:style-name="T2"/></text:p>
      <text:p text:style-name="P24"><text:span text:style-name="T2"/></text:p>
      <text:list xml:id="list174810559765041" text:continue-list="list174811583989509" text:style-name="L9">
        <text:list-item>
          <text:p text:style-name="P11"><text:span text:style-name="T7">Graphs: </text:span><text:span text:style-name="T2">Graphs are a fundamental data structure used to represent relationships and connections <text:tab/>between objects. A graph consists of a set of vertices (also called nodes) and a set of edges. <text:tab/>The edges represent the connections between the vertices. Graphs are widely used in various <text:tab/>applications, including network analysis, social networks, routing algorithms, and more.</text:span></text:p>
        </text:list-item>
      </text:list>
      <text:p text:style-name="P24"><text:span text:style-name="Strong_20_Emphasis"><text:span text:style-name="T2"><text:tab/>Directed Graph (Digraph):</text:span></text:span><text:span text:style-name="T2"> In a directed graph, each edge has a direction associated with it. The <text:tab/>edges are represented by arrows, indicating the one-way direction from one vertex to another. A <text:tab/>directed edge connects a source vertex (or tail) to a target vertex (or head). The directed graph has <text:tab/>the following properties:</text:span></text:p>
      <text:list xml:id="list3980955151" text:style-name="L31">
        <text:list-item>
          <text:p text:style-name="P57"><text:span text:style-name="Strong_20_Emphasis"><text:span text:style-name="T2">Vertices:</text:span></text:span><text:span text:style-name="T2"> The vertices in a directed graph are connected by directed edges.</text:span></text:p>
        </text:list-item>
        <text:list-item>
          <text:p text:style-name="P57"><text:span text:style-name="Strong_20_Emphasis"><text:span text:style-name="T2">In-Degree and Out-Degree:</text:span></text:span><text:span text:style-name="T2"> For each vertex, the in-degree represents the number of incoming edges, while the out-degree represents the number of outgoing edges.</text:span></text:p>
        </text:list-item>
        <text:list-item>
          <text:p text:style-name="P57"><text:span text:style-name="Strong_20_Emphasis"><text:span text:style-name="T2">Path:</text:span></text:span><text:span text:style-name="T2"> A path in a directed graph consists of a sequence of vertices connected by directed edges, following the direction of the edges.</text:span></text:p>
        </text:list-item>
        <text:list-item>
          <text:p text:style-name="P58"><text:span text:style-name="Strong_20_Emphasis"><text:span text:style-name="T2">Cycle:</text:span></text:span><text:span text:style-name="T2"> A cycle in a directed graph is a path that starts and ends at the same vertex, passing through a sequence of vertices and edges.</text:span></text:p>
        </text:list-item>
      </text:list>
      <text:p text:style-name="P20"><text:tab/>Directed graphs are used to represent relationships with asymmetric connections, such as website <text:tab/>links, social media connections, or dependencies between tasks.</text:p>
      <text:p text:style-name="P24"><text:span text:style-name="Strong_20_Emphasis"><text:span text:style-name="T2"><text:tab/>Undirected Graph:</text:span></text:span><text:span text:style-name="T2"> In an undirected graph, the edges do not have any direction associated with <text:tab/>them. They represent a symmetric relationship between vertices, indicating that the connection is <text:tab/>bidirectional. An undirected edge connects two vertices without specifying any particular direction. <text:tab/>The undirected graph has the following properties:</text:span></text:p>
      <text:list xml:id="list281785633" text:style-name="L32">
        <text:list-item>
          <text:p text:style-name="P59"><text:span text:style-name="Strong_20_Emphasis"><text:span text:style-name="T2">Vertices:</text:span></text:span><text:span text:style-name="T2"> The vertices in an undirected graph are connected by undirected edges.</text:span></text:p>
        </text:list-item>
        <text:list-item>
          <text:p text:style-name="P59"><text:span text:style-name="Strong_20_Emphasis"><text:span text:style-name="T2">Degree:</text:span></text:span><text:span text:style-name="T2"> The degree of a vertex in an undirected graph represents the number of edges incident to that vertex.</text:span></text:p>
        </text:list-item>
        <text:list-item>
          <text:p text:style-name="P59"><text:span text:style-name="Strong_20_Emphasis"><text:span text:style-name="T2">Path:</text:span></text:span><text:span text:style-name="T2"> A path in an undirected graph consists of a sequence of vertices connected by edges, allowing traversal in any direction.</text:span></text:p>
        </text:list-item>
        <text:list-item>
          <text:p text:style-name="P60"><text:span text:style-name="Strong_20_Emphasis"><text:span text:style-name="T2">Cycle:</text:span></text:span><text:span text:style-name="T2"> A cycle in an undirected graph is a path that starts and ends at the same vertex, passing through a sequence of vertices and edges.</text:span></text:p>
        </text:list-item>
      </text:list>
      <text:p text:style-name="P20"><text:tab/>Undirected graphs are used to represent symmetric relationships, such as friendships in a social <text:tab/>network, connections in a transportation network, or relationships between objects without any <text:tab/>specific directionality.</text:p>
      <text:p text:style-name="P24"><text:span text:style-name="Strong_20_Emphasis"><text:span text:style-name="T2"><text:tab/>Applications:</text:span></text:span><text:span text:style-name="T2"> Graphs, both directed and undirected, find numerous applications in various domains, <text:tab/>including:</text:span></text:p>
      <text:list xml:id="list4044797575" text:style-name="L33">
        <text:list-item>
          <text:p text:style-name="P61"><text:span text:style-name="Strong_20_Emphasis"><text:span text:style-name="T2">Social Networks:</text:span></text:span><text:span text:style-name="T2"> Graphs are used to model connections between individuals in social networks, allowing analysis of friendship networks, influence propagation, and community detection.</text:span></text:p>
        </text:list-item>
        <text:list-item>
          <text:p text:style-name="P61"><text:soft-page-break/><text:span text:style-name="Strong_20_Emphasis"><text:span text:style-name="T2">Network Routing:</text:span></text:span><text:span text:style-name="T2"> Graphs are used in network routing algorithms to find the most efficient path between nodes in a network, considering factors such as distance, congestion, or quality of service.</text:span></text:p>
        </text:list-item>
        <text:list-item>
          <text:p text:style-name="P61"><text:span text:style-name="Strong_20_Emphasis"><text:span text:style-name="T2">Web Page Ranking:</text:span></text:span><text:span text:style-name="T2"> Directed graphs are used to model web pages and their hyperlinks, allowing algorithms like PageRank to determine the importance and relevance of web pages.</text:span></text:p>
        </text:list-item>
        <text:list-item>
          <text:p text:style-name="P61"><text:span text:style-name="Strong_20_Emphasis"><text:span text:style-name="T2">Recommendation Systems:</text:span></text:span><text:span text:style-name="T2"> Graphs are used in recommendation systems to model user-item interactions and make personalized recommendations based on similarities between users or items.</text:span></text:p>
        </text:list-item>
        <text:list-item>
          <text:p text:style-name="P61"><text:span text:style-name="Strong_20_Emphasis"><text:span text:style-name="T2">Transportation Networks:</text:span></text:span><text:span text:style-name="T2"> Graphs are used to represent transportation networks, such as road networks or flight routes, allowing route planning, optimization, and traffic analysis.</text:span></text:p>
        </text:list-item>
      </text:list>
      <text:p text:style-name="P24"><text:span text:style-name="T2"/></text:p>
      <text:p text:style-name="P24"><text:span text:style-name="T2"/></text:p>
      <text:list xml:id="list174812136814436" text:continue-list="list174810559765041" text:style-name="L9">
        <text:list-item>
          <text:p text:style-name="P12"><text:span text:style-name="T8">Tries: </text:span><text:span text:style-name="T2">Tries, also known as prefix trees or radix trees, are tree-based data structures that are <text:tab/>primarily used for efficient retrieval of strings or sequences of characters. The term "trie" is <text:tab/>derived from the word "retrieval." Tries are especially useful when dealing with tasks <text:tab/>involving string matching, prefix searching, or autocomplete functionalities. </text:span></text:p>
        </text:list-item>
      </text:list>
      <text:p text:style-name="P24"><text:span text:style-name="Strong_20_Emphasis"><text:span text:style-name="T2"><text:tab/>Structure of Tries:</text:span></text:span><text:span text:style-name="T2"> A trie is a tree-like structure where each node represents a character or a partial <text:tab/>string. The edges of the trie are labeled with characters, indicating the transition from one node to <text:tab/>another. The root of the trie represents an empty string, and each path from the root to a leaf node <text:tab/>represents a complete string.</text:span></text:p>
      <text:p text:style-name="P20"><text:tab/>Here's an example of a trie containing the strings "cat," "car," "care," "cut," and "cute":</text:p>
      <text:p text:style-name="P1"><text:span text:style-name="Source_20_Text"><text:span text:style-name="T2"><text:tab/> <text:s text:c="6"/>┌───[c]───────┐</text:span></text:span></text:p>
      <text:p text:style-name="P1"><text:span text:style-name="Source_20_Text"><text:span text:style-name="T2"><text:tab/> <text:s text:c="6"/>│ <text:s text:c="12"/>│</text:span></text:span></text:p>
      <text:p text:style-name="P1"><text:span text:style-name="Source_20_Text"><text:span text:style-name="T2"><text:tab/> <text:s text:c="4"/>[a]───┐ <text:s text:c="5"/>[u]───┐</text:span></text:span></text:p>
      <text:p text:style-name="P1"><text:span text:style-name="Source_20_Text"><text:span text:style-name="T2"><text:tab/> <text:s text:c="11"/>│ <text:s text:c="12"/>│</text:span></text:span></text:p>
      <text:p text:style-name="P1"><text:span text:style-name="Source_20_Text"><text:span text:style-name="T2"><text:tab/> <text:s text:c="9"/>[r]───[t]───[t]───[e]───┐</text:span></text:span></text:p>
      <text:p text:style-name="P1"><text:span text:style-name="Source_20_Text"><text:span text:style-name="T2"><text:tab/> <text:s text:c="11"/>│ <text:s text:c="18"/>│</text:span></text:span></text:p>
      <text:p text:style-name="P1"><text:span text:style-name="Source_20_Text"><text:span text:style-name="T2"><text:tab/> <text:s text:c="9"/>[e] <text:s text:c="17"/>[u]</text:span></text:span></text:p>
      <text:p text:style-name="P1"><text:span text:style-name="Source_20_Text"><text:span text:style-name="T2"><text:tab/> <text:s text:c="11"/>│ <text:s text:c="18"/>│</text:span></text:span></text:p>
      <text:p text:style-name="P2"><text:span text:style-name="Source_20_Text"><text:span text:style-name="T2"><text:tab/> <text:s text:c="9"/>[t] <text:s text:c="17"/>[t]</text:span></text:span></text:p>
      <text:p text:style-name="P20"><text:tab/>In this trie, the nodes are represented by characters, and the edges are labeled with the corresponding <text:tab/>characters. The leaf nodes indicate the end of a string.</text:p>
      <text:p text:style-name="P24"><text:span text:style-name="Strong_20_Emphasis"><text:span text:style-name="T2"><text:tab/>Key Features of Tries:</text:span></text:span></text:p>
      <text:list xml:id="list268052522" text:style-name="L34">
        <text:list-item>
          <text:p text:style-name="P62"><text:span text:style-name="Strong_20_Emphasis"><text:span text:style-name="T2">Prefix Search:</text:span></text:span><text:span text:style-name="T2"> Tries are efficient for prefix searching. Starting from the root, one can traverse the trie following the edges that correspond to the prefix. This allows for quickly finding all strings that share the given prefix.</text:span></text:p>
        </text:list-item>
        <text:list-item>
          <text:p text:style-name="P62"><text:span text:style-name="Strong_20_Emphasis"><text:span text:style-name="T2">Space Efficiency:</text:span></text:span><text:span text:style-name="T2"> While tries can consume more memory than other data structures for storing strings, they offer space efficiency when there are many strings with common prefixes. Tries can effectively share the common prefixes among multiple strings, reducing the overall storage space required.</text:span></text:p>
        </text:list-item>
        <text:list-item>
          <text:p text:style-name="P62"><text:span text:style-name="Strong_20_Emphasis"><text:span text:style-name="T2">String Operations:</text:span></text:span><text:span text:style-name="T2"> Tries support various string operations such as insertion, deletion, and searching. These operations can be performed efficiently in O(L) time, where L is the length of the string.</text:span></text:p>
        </text:list-item>
      </text:list>
      <text:p text:style-name="P24"><text:span text:style-name="Strong_20_Emphasis"><text:span text:style-name="T2"><text:tab/>Applications of Tries:</text:span></text:span><text:span text:style-name="T2"> Tries are widely used in various applications, including:</text:span></text:p>
      <text:list xml:id="list3212855907" text:style-name="L35">
        <text:list-item>
          <text:p text:style-name="P63"><text:span text:style-name="Strong_20_Emphasis"><text:span text:style-name="T2">Auto-Complete and Spell Check:</text:span></text:span><text:span text:style-name="T2"> Tries are often employed for implementing auto-complete functionality in search engines or text editors. By traversing the trie based on the user's input, the </text:span><text:soft-page-break/><text:span text:style-name="T2">system can quickly suggest or complete the input. Tries are also used for spell checking by verifying if a given word exists in the dictionary.</text:span></text:p>
        </text:list-item>
        <text:list-item>
          <text:p text:style-name="P63"><text:span text:style-name="Strong_20_Emphasis"><text:span text:style-name="T2">Dictionary Lookups:</text:span></text:span><text:span text:style-name="T2"> Tries are commonly used to store dictionaries or lexicons. By storing words in a trie, it becomes efficient to search for a word or find all words with a specific prefix.</text:span></text:p>
        </text:list-item>
        <text:list-item>
          <text:p text:style-name="P63"><text:span text:style-name="Strong_20_Emphasis"><text:span text:style-name="T2">IP Address Routing:</text:span></text:span><text:span text:style-name="T2"> Tries can be used to efficiently store and search for IP addresses in networking applications. Each node in the trie represents a part of the IP address, allowing for efficient routing decisions based on the longest matching prefix.</text:span></text:p>
        </text:list-item>
        <text:list-item>
          <text:p text:style-name="P63"><text:span text:style-name="Strong_20_Emphasis"><text:span text:style-name="T2">Data Compression:</text:span></text:span><text:span text:style-name="T2"> Tries are utilized in data compression algorithms such as Huffman coding. The trie structure helps in building efficient prefix codes for compressing data.</text:span></text:p>
        </text:list-item>
        <text:list-item>
          <text:p text:style-name="P63"><text:span text:style-name="Strong_20_Emphasis"><text:span text:style-name="T2">Substring Search:</text:span></text:span><text:span text:style-name="T2"> Tries can be used for efficient substring search in a large text corpus. By traversing the trie based on the characters of the substring, it is possible to locate all occurrences of the substring.</text:span></text:p>
        </text:list-item>
      </text:list>
      <text:p text:style-name="P24"><text:span text:style-name="T2"/></text:p>
      <text:p text:style-name="P71"><text:span text:style-name="T2">s</text:span></text:p>
      <text:list xml:id="list174810834546438" text:continue-list="list174812136814436" text:style-name="L9">
        <text:list-item>
          <text:p text:style-name="P12"><text:span text:style-name="T8">Disjoint Sets: </text:span><text:span text:style-name="T2">Disjoint Sets, also known as the Union-Find data structure, is a data structure that <text:tab/>efficiently manages a collection of disjoint (non-overlapping) sets. It is primarily used to <text:tab/>solve problems involving dynamic connectivity, such as determining if two elements belong <text:tab/>to the same set or merging sets together. The Union-Find data structure maintains a <text:tab/>partitioning of a set into a collection of disjoint sets. </text:span></text:p>
        </text:list-item>
      </text:list>
      <text:p text:style-name="P24"><text:span text:style-name="Strong_20_Emphasis"><text:span text:style-name="T2"><text:tab/>Operations:</text:span></text:span><text:span text:style-name="T2"> The Union-Find data structure typically supports the following operations:</text:span></text:p>
      <text:list xml:id="list2673122894" text:style-name="L36">
        <text:list-item>
          <text:p text:style-name="P64"><text:span text:style-name="Strong_20_Emphasis"><text:span text:style-name="T2">MakeSet:</text:span></text:span><text:span text:style-name="T2"> Creates a new set with a single element.</text:span></text:p>
        </text:list-item>
        <text:list-item>
          <text:p text:style-name="P64"><text:span text:style-name="Strong_20_Emphasis"><text:span text:style-name="T2">Find:</text:span></text:span><text:span text:style-name="T2"> Determines the representative (root) of the set to which an element belongs. The representative serves as the identifier for the set.</text:span></text:p>
        </text:list-item>
        <text:list-item>
          <text:p text:style-name="P65"><text:span text:style-name="Strong_20_Emphasis"><text:span text:style-name="T2">Union:</text:span></text:span><text:span text:style-name="T2"> Merges two sets together by combining their representatives.</text:span></text:p>
        </text:list-item>
      </text:list>
      <text:p text:style-name="P24"><text:span text:style-name="Strong_20_Emphasis"><text:span text:style-name="T2"><text:tab/>Implementation:</text:span></text:span><text:span text:style-name="T2"> The Union-Find data structure can be implemented in various ways, but one <text:tab/>common approach is using an array-based representation. In this implementation, each element is <text:tab/>assigned a unique identifier, and the array maintains the parent or representative of each element. <text:tab/>Initially, each element is its own parent, indicating that it belongs to a set consisting only of itself.</text:span></text:p>
      <text:p text:style-name="P20"><text:tab/>Here's an example of the Union-Find data structure represented as an array:</text:p>
      <text:p text:style-name="P1"><text:span text:style-name="Source_20_Text"><text:span text:style-name="T2"><text:tab/>Elements: <text:s text:c="2"/>0 <text:s text:c="2"/>1 <text:s text:c="2"/>2 <text:s text:c="2"/>3 <text:s text:c="2"/>4 <text:s text:c="2"/>5 <text:s text:c="2"/>6 <text:s text:c="2"/>7 <text:s text:c="2"/>8 <text:s text:c="2"/>9</text:span></text:span></text:p>
      <text:p text:style-name="P2"><text:span text:style-name="Source_20_Text"><text:span text:style-name="T2"><text:tab/>Parents: <text:s text:c="3"/>0 <text:s text:c="2"/>1 <text:s text:c="2"/>2 <text:s text:c="2"/>3 <text:s text:c="2"/>4 <text:s text:c="2"/>5 <text:s text:c="2"/>6 <text:s text:c="2"/>7 <text:s text:c="2"/>8 <text:s text:c="2"/>9</text:span></text:span></text:p>
      <text:p text:style-name="P20"><text:tab/>In this example, each element is its own parent, indicating that they all belong to separate sets.</text:p>
      <text:p text:style-name="P24"><text:span text:style-name="Strong_20_Emphasis"><text:span text:style-name="T2"><text:tab/>Operations in Detail:</text:span></text:span></text:p>
      <text:list xml:id="list656270753" text:style-name="L37">
        <text:list-item>
          <text:p text:style-name="P66"><text:span text:style-name="Strong_20_Emphasis"><text:span text:style-name="T2">MakeSet:</text:span></text:span><text:span text:style-name="T2"> When creating a new set, each element is assigned a unique identifier, and its parent is set to itself. This establishes that each element initially belongs to its own set.</text:span></text:p>
        </text:list-item>
        <text:list-item>
          <text:p text:style-name="P66"><text:span text:style-name="Strong_20_Emphasis"><text:span text:style-name="T2">Find:</text:span></text:span><text:span text:style-name="T2"> The Find operation determines the representative (root) of the set to which an element belongs. It follows the chain of parent pointers until it reaches the root, which is the element whose parent is itself. The representative serves as the identifier for the set.</text:span></text:p>
          <text:p text:style-name="P22">For example, if we perform a Find operation on element 4, it follows the parent pointers until it reaches the root, which is 4 itself. The representative for element 4 is 4, indicating that it belongs to the set represented by 4.</text:p>
        </text:list-item>
        <text:list-item>
          <text:p text:style-name="P66"><text:span text:style-name="Strong_20_Emphasis"><text:span text:style-name="T2">Union:</text:span></text:span><text:span text:style-name="T2"> The Union operation merges two sets together by combining their representatives. It first performs Find operations on the elements to determine their respective representatives. If the representatives are different, indicating that the elements belong to different sets, one representative is made the parent of the other, effectively merging the sets.</text:span></text:p>
          <text:p text:style-name="P22"><text:soft-page-break/>For example, if we perform a Union operation on elements 3 and 8, we first perform Find operations to determine their representatives, which are 3 and 8, respectively. Since the representatives are different, we make one representative (e.g., 3) the parent of the other (e.g., 8), merging the sets.</text:p>
        </text:list-item>
      </text:list>
      <text:list xml:id="list3115260067" text:style-name="L38">
        <text:list-item text:start-value="3">
          <text:p text:style-name="P3"><text:span text:style-name="Source_20_Text"><text:span text:style-name="T2">Elements: <text:s text:c="2"/>0 <text:s text:c="2"/>1 <text:s text:c="2"/>2 <text:s text:c="2"/>3 <text:s text:c="2"/>4 <text:s text:c="2"/>5 <text:s text:c="2"/>6 <text:s text:c="2"/>7 <text:s text:c="2"/>8 <text:s text:c="2"/>9</text:span></text:span></text:p>
          <text:p text:style-name="P4"><text:span text:style-name="Source_20_Text"><text:span text:style-name="T2">Parents: <text:s text:c="3"/>0 <text:s text:c="2"/>1 <text:s text:c="2"/>2 <text:s text:c="2"/>3 <text:s text:c="2"/>4 <text:s text:c="2"/>5 <text:s text:c="2"/>6 <text:s text:c="2"/>3 <text:s text:c="2"/>8 <text:s text:c="2"/>9</text:span></text:span></text:p>
        </text:list-item>
      </text:list>
      <text:p text:style-name="P24"><text:span text:style-name="Strong_20_Emphasis"><text:span text:style-name="T2"><text:tab/>Applications:</text:span></text:span><text:span text:style-name="T2"> The Union-Find data structure has various applications, including:</text:span></text:p>
      <text:list xml:id="list3335869091" text:style-name="L39">
        <text:list-item>
          <text:p text:style-name="P67"><text:span text:style-name="Strong_20_Emphasis"><text:span text:style-name="T2">Connected Components:</text:span></text:span><text:span text:style-name="T2"> The Union-Find data structure is used to determine connected components in graphs. It allows efficient merging of components when edges are added to the graph.</text:span></text:p>
        </text:list-item>
        <text:list-item>
          <text:p text:style-name="P67"><text:span text:style-name="Strong_20_Emphasis"><text:span text:style-name="T2">Maze Generation:</text:span></text:span><text:span text:style-name="T2"> The Union-Find data structure can be used to generate random mazes efficiently. It starts with a grid of disconnected cells and progressively merges cells using the Union operation until a single connected maze is formed.</text:span></text:p>
        </text:list-item>
        <text:list-item>
          <text:p text:style-name="P67"><text:span text:style-name="Strong_20_Emphasis"><text:span text:style-name="T2">Image Processing:</text:span></text:span><text:span text:style-name="T2"> The Union-Find data structure is used in image processing algorithms for segmentation tasks, where it helps group adjacent pixels with similar properties.</text:span></text:p>
        </text:list-item>
        <text:list-item>
          <text:p text:style-name="P67"><text:span text:style-name="Strong_20_Emphasis"><text:span text:style-name="T2">Kruskal's Algorithm:</text:span></text:span><text:span text:style-name="T2"> Kruskal's algorithm for finding a minimum spanning tree in a graph utilizes the Union-Find data structure to efficiently detect cycles and merge sets of vertice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5:57:37.432686362</meta:creation-date>
    <dc:date>2023-07-11T17:48:09.965570742</dc:date>
    <meta:editing-duration>PT38M9S</meta:editing-duration>
    <meta:editing-cycles>8</meta:editing-cycles>
    <meta:generator>LibreOffice/7.3.7.2$Linux_X86_64 LibreOffice_project/30$Build-2</meta:generator>
    <meta:document-statistic meta:table-count="0" meta:image-count="0" meta:object-count="0" meta:page-count="13" meta:paragraph-count="259" meta:word-count="6050" meta:character-count="37954" meta:non-whitespace-character-count="31679"/>
  </office:meta>
</office:document-meta>
</file>